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5.55pt" svg:height="254.92pt" svg:x="67.1pt" svg:y="3.2pt">
            <loext:p draw:notify-on-update-of-ranges="Sheet1.A1:Sheet1.A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3.48pt" svg:height="254.92pt" svg:x="71.23pt" svg:y="299.74pt">
            <loext:p draw:notify-on-update-of-ranges="Sheet1.B1:Sheet1.B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47232" calcext:value-type="float">
            <text:p>147232</text:p>
          </table:table-cell>
          <table:table-cell office:value-type="float" office:value="146170" calcext:value-type="float">
            <text:p>146170</text:p>
          </table:table-cell>
        </table:table-row>
        <table:table-row table:style-name="ro1">
          <table:table-cell office:value-type="float" office:value="175430" calcext:value-type="float">
            <text:p>175430</text:p>
          </table:table-cell>
          <table:table-cell office:value-type="float" office:value="169184" calcext:value-type="float">
            <text:p>169184</text:p>
          </table:table-cell>
        </table:table-row>
        <table:table-row table:style-name="ro1">
          <table:table-cell office:value-type="float" office:value="122158" calcext:value-type="float">
            <text:p>122158</text:p>
          </table:table-cell>
          <table:table-cell office:value-type="float" office:value="151558" calcext:value-type="float">
            <text:p>151558</text:p>
          </table:table-cell>
        </table:table-row>
        <table:table-row table:style-name="ro1">
          <table:table-cell office:value-type="float" office:value="128915" calcext:value-type="float">
            <text:p>128915</text:p>
          </table:table-cell>
          <table:table-cell office:value-type="float" office:value="131452" calcext:value-type="float">
            <text:p>131452</text:p>
          </table:table-cell>
        </table:table-row>
        <table:table-row table:style-name="ro1">
          <table:table-cell office:value-type="float" office:value="107460" calcext:value-type="float">
            <text:p>107460</text:p>
          </table:table-cell>
          <table:table-cell office:value-type="float" office:value="138335" calcext:value-type="float">
            <text:p>138335</text:p>
          </table:table-cell>
        </table:table-row>
        <table:table-row table:style-name="ro1">
          <table:table-cell office:value-type="float" office:value="124616" calcext:value-type="float">
            <text:p>124616</text:p>
          </table:table-cell>
          <table:table-cell office:value-type="float" office:value="142373" calcext:value-type="float">
            <text:p>142373</text:p>
          </table:table-cell>
        </table:table-row>
        <table:table-row table:style-name="ro1">
          <table:table-cell office:value-type="float" office:value="127703" calcext:value-type="float">
            <text:p>127703</text:p>
          </table:table-cell>
          <table:table-cell office:value-type="float" office:value="127159" calcext:value-type="float">
            <text:p>127159</text:p>
          </table:table-cell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143433" calcext:value-type="float">
            <text:p>143433</text:p>
          </table:table-cell>
        </table:table-row>
        <table:table-row table:style-name="ro1">
          <table:table-cell office:value-type="float" office:value="124161" calcext:value-type="float">
            <text:p>124161</text:p>
          </table:table-cell>
          <table:table-cell office:value-type="float" office:value="116199" calcext:value-type="float">
            <text:p>116199</text:p>
          </table:table-cell>
        </table:table-row>
        <table:table-row table:style-name="ro1">
          <table:table-cell office:value-type="float" office:value="128132" calcext:value-type="float">
            <text:p>128132</text:p>
          </table:table-cell>
          <table:table-cell office:value-type="float" office:value="107395" calcext:value-type="float">
            <text:p>107395</text:p>
          </table:table-cell>
        </table:table-row>
        <table:table-row table:style-name="ro1">
          <table:table-cell office:value-type="float" office:value="131160" calcext:value-type="float">
            <text:p>131160</text:p>
          </table:table-cell>
          <table:table-cell office:value-type="float" office:value="102904" calcext:value-type="float">
            <text:p>102904</text:p>
          </table:table-cell>
        </table:table-row>
        <table:table-row table:style-name="ro1">
          <table:table-cell office:value-type="float" office:value="107694" calcext:value-type="float">
            <text:p>107694</text:p>
          </table:table-cell>
          <table:table-cell office:value-type="float" office:value="143384" calcext:value-type="float">
            <text:p>143384</text:p>
          </table:table-cell>
        </table:table-row>
        <table:table-row table:style-name="ro1">
          <table:table-cell office:value-type="float" office:value="108642" calcext:value-type="float">
            <text:p>108642</text:p>
          </table:table-cell>
          <table:table-cell office:value-type="float" office:value="126497" calcext:value-type="float">
            <text:p>126497</text:p>
          </table:table-cell>
        </table:table-row>
        <table:table-row table:style-name="ro1">
          <table:table-cell office:value-type="float" office:value="111556" calcext:value-type="float">
            <text:p>111556</text:p>
          </table:table-cell>
          <table:table-cell office:value-type="float" office:value="112431" calcext:value-type="float">
            <text:p>112431</text:p>
          </table:table-cell>
        </table:table-row>
        <table:table-row table:style-name="ro1">
          <table:table-cell office:value-type="float" office:value="105176" calcext:value-type="float">
            <text:p>105176</text:p>
          </table:table-cell>
          <table:table-cell office:value-type="float" office:value="105493" calcext:value-type="float">
            <text:p>105493</text:p>
          </table:table-cell>
        </table:table-row>
        <table:table-row table:style-name="ro1">
          <table:table-cell office:value-type="float" office:value="117561" calcext:value-type="float">
            <text:p>117561</text:p>
          </table:table-cell>
          <table:table-cell office:value-type="float" office:value="123588" calcext:value-type="float">
            <text:p>123588</text:p>
          </table:table-cell>
        </table:table-row>
        <table:table-row table:style-name="ro1">
          <table:table-cell office:value-type="float" office:value="107606" calcext:value-type="float">
            <text:p>107606</text:p>
          </table:table-cell>
          <table:table-cell office:value-type="float" office:value="133297" calcext:value-type="float">
            <text:p>133297</text:p>
          </table:table-cell>
        </table:table-row>
        <table:table-row table:style-name="ro1">
          <table:table-cell office:value-type="float" office:value="125515" calcext:value-type="float">
            <text:p>125515</text:p>
          </table:table-cell>
          <table:table-cell office:value-type="float" office:value="121233" calcext:value-type="float">
            <text:p>121233</text:p>
          </table:table-cell>
        </table:table-row>
        <table:table-row table:style-name="ro1">
          <table:table-cell office:value-type="float" office:value="109071" calcext:value-type="float">
            <text:p>109071</text:p>
          </table:table-cell>
          <table:table-cell office:value-type="float" office:value="98529" calcext:value-type="float">
            <text:p>98529</text:p>
          </table:table-cell>
        </table:table-row>
        <table:table-row table:style-name="ro1">
          <table:table-cell office:value-type="float" office:value="118282" calcext:value-type="float">
            <text:p>118282</text:p>
          </table:table-cell>
          <table:table-cell office:value-type="float" office:value="127234" calcext:value-type="float">
            <text:p>127234</text:p>
          </table:table-cell>
        </table:table-row>
        <table:table-row table:style-name="ro1">
          <table:table-cell office:value-type="float" office:value="114858" calcext:value-type="float">
            <text:p>114858</text:p>
          </table:table-cell>
          <table:table-cell office:value-type="float" office:value="110069" calcext:value-type="float">
            <text:p>110069</text:p>
          </table:table-cell>
        </table:table-row>
        <table:table-row table:style-name="ro1">
          <table:table-cell office:value-type="float" office:value="121413" calcext:value-type="float">
            <text:p>121413</text:p>
          </table:table-cell>
          <table:table-cell office:value-type="float" office:value="113031" calcext:value-type="float">
            <text:p>113031</text:p>
          </table:table-cell>
        </table:table-row>
        <table:table-row table:style-name="ro1">
          <table:table-cell office:value-type="float" office:value="120618" calcext:value-type="float">
            <text:p>120618</text:p>
          </table:table-cell>
          <table:table-cell office:value-type="float" office:value="164033" calcext:value-type="float">
            <text:p>164033</text:p>
          </table:table-cell>
        </table:table-row>
        <table:table-row table:style-name="ro1">
          <table:table-cell office:value-type="float" office:value="157193" calcext:value-type="float">
            <text:p>157193</text:p>
          </table:table-cell>
          <table:table-cell office:value-type="float" office:value="148410" calcext:value-type="float">
            <text:p>148410</text:p>
          </table:table-cell>
        </table:table-row>
        <table:table-row table:style-name="ro1">
          <table:table-cell office:value-type="float" office:value="143769" calcext:value-type="float">
            <text:p>143769</text:p>
          </table:table-cell>
          <table:table-cell office:value-type="float" office:value="149211" calcext:value-type="float">
            <text:p>149211</text:p>
          </table:table-cell>
        </table:table-row>
        <table:table-row table:style-name="ro1">
          <table:table-cell office:value-type="float" office:value="141332" calcext:value-type="float">
            <text:p>141332</text:p>
          </table:table-cell>
          <table:table-cell office:value-type="float" office:value="140254" calcext:value-type="float">
            <text:p>140254</text:p>
          </table:table-cell>
        </table:table-row>
        <table:table-row table:style-name="ro1">
          <table:table-cell office:value-type="float" office:value="160029" calcext:value-type="float">
            <text:p>160029</text:p>
          </table:table-cell>
          <table:table-cell office:value-type="float" office:value="139435" calcext:value-type="float">
            <text:p>139435</text:p>
          </table:table-cell>
        </table:table-row>
        <table:table-row table:style-name="ro1">
          <table:table-cell office:value-type="float" office:value="153996" calcext:value-type="float">
            <text:p>153996</text:p>
          </table:table-cell>
          <table:table-cell office:value-type="float" office:value="141452" calcext:value-type="float">
            <text:p>141452</text:p>
          </table:table-cell>
        </table:table-row>
        <table:table-row table:style-name="ro1">
          <table:table-cell office:value-type="float" office:value="159236" calcext:value-type="float">
            <text:p>159236</text:p>
          </table:table-cell>
          <table:table-cell office:value-type="float" office:value="147382" calcext:value-type="float">
            <text:p>147382</text:p>
          </table:table-cell>
        </table:table-row>
        <table:table-row table:style-name="ro1">
          <table:table-cell office:value-type="float" office:value="163500" calcext:value-type="float">
            <text:p>163500</text:p>
          </table:table-cell>
          <table:table-cell office:value-type="float" office:value="141795" calcext:value-type="float">
            <text:p>141795</text:p>
          </table:table-cell>
        </table:table-row>
        <table:table-row table:style-name="ro1">
          <table:table-cell office:value-type="float" office:value="148350" calcext:value-type="float">
            <text:p>148350</text:p>
          </table:table-cell>
          <table:table-cell office:value-type="float" office:value="141161" calcext:value-type="float">
            <text:p>141161</text:p>
          </table:table-cell>
        </table:table-row>
        <table:table-row table:style-name="ro1">
          <table:table-cell office:value-type="float" office:value="145044" calcext:value-type="float">
            <text:p>145044</text:p>
          </table:table-cell>
          <table:table-cell office:value-type="float" office:value="142849" calcext:value-type="float">
            <text:p>142849</text:p>
          </table:table-cell>
        </table:table-row>
        <table:table-row table:style-name="ro1">
          <table:table-cell office:value-type="float" office:value="149653" calcext:value-type="float">
            <text:p>149653</text:p>
          </table:table-cell>
          <table:table-cell office:value-type="float" office:value="145791" calcext:value-type="float">
            <text:p>145791</text:p>
          </table:table-cell>
        </table:table-row>
        <table:table-row table:style-name="ro1">
          <table:table-cell office:value-type="float" office:value="161973" calcext:value-type="float">
            <text:p>161973</text:p>
          </table:table-cell>
          <table:table-cell office:value-type="float" office:value="142904" calcext:value-type="float">
            <text:p>142904</text:p>
          </table:table-cell>
        </table:table-row>
        <table:table-row table:style-name="ro1">
          <table:table-cell office:value-type="float" office:value="151143" calcext:value-type="float">
            <text:p>151143</text:p>
          </table:table-cell>
          <table:table-cell office:value-type="float" office:value="151175" calcext:value-type="float">
            <text:p>151175</text:p>
          </table:table-cell>
        </table:table-row>
        <table:table-row table:style-name="ro1">
          <table:table-cell office:value-type="float" office:value="142296" calcext:value-type="float">
            <text:p>142296</text:p>
          </table:table-cell>
          <table:table-cell office:value-type="float" office:value="147326" calcext:value-type="float">
            <text:p>147326</text:p>
          </table:table-cell>
        </table:table-row>
        <table:table-row table:style-name="ro1">
          <table:table-cell office:value-type="float" office:value="172799" calcext:value-type="float">
            <text:p>172799</text:p>
          </table:table-cell>
          <table:table-cell office:value-type="float" office:value="144704" calcext:value-type="float">
            <text:p>144704</text:p>
          </table:table-cell>
        </table:table-row>
        <table:table-row table:style-name="ro1">
          <table:table-cell office:value-type="float" office:value="154435" calcext:value-type="float">
            <text:p>154435</text:p>
          </table:table-cell>
          <table:table-cell office:value-type="float" office:value="138522" calcext:value-type="float">
            <text:p>138522</text:p>
          </table:table-cell>
        </table:table-row>
        <table:table-row table:style-name="ro1">
          <table:table-cell office:value-type="float" office:value="170039" calcext:value-type="float">
            <text:p>170039</text:p>
          </table:table-cell>
          <table:table-cell office:value-type="float" office:value="143112" calcext:value-type="float">
            <text:p>143112</text:p>
          </table:table-cell>
        </table:table-row>
        <table:table-row table:style-name="ro1">
          <table:table-cell office:value-type="float" office:value="170417" calcext:value-type="float">
            <text:p>170417</text:p>
          </table:table-cell>
          <table:table-cell office:value-type="float" office:value="142227" calcext:value-type="float">
            <text:p>142227</text:p>
          </table:table-cell>
        </table:table-row>
        <table:table-row table:style-name="ro1">
          <table:table-cell office:value-type="float" office:value="184713" calcext:value-type="float">
            <text:p>184713</text:p>
          </table:table-cell>
          <table:table-cell office:value-type="float" office:value="145412" calcext:value-type="float">
            <text:p>145412</text:p>
          </table:table-cell>
        </table:table-row>
        <table:table-row table:style-name="ro1">
          <table:table-cell office:value-type="float" office:value="179381" calcext:value-type="float">
            <text:p>179381</text:p>
          </table:table-cell>
          <table:table-cell office:value-type="float" office:value="153425" calcext:value-type="float">
            <text:p>153425</text:p>
          </table:table-cell>
        </table:table-row>
        <table:table-row table:style-name="ro1">
          <table:table-cell office:value-type="float" office:value="167936" calcext:value-type="float">
            <text:p>167936</text:p>
          </table:table-cell>
          <table:table-cell office:value-type="float" office:value="147813" calcext:value-type="float">
            <text:p>147813</text:p>
          </table:table-cell>
        </table:table-row>
        <table:table-row table:style-name="ro1">
          <table:table-cell office:value-type="float" office:value="165166" calcext:value-type="float">
            <text:p>165166</text:p>
          </table:table-cell>
          <table:table-cell office:value-type="float" office:value="141320" calcext:value-type="float">
            <text:p>141320</text:p>
          </table:table-cell>
        </table:table-row>
        <table:table-row table:style-name="ro1">
          <table:table-cell office:value-type="float" office:value="200428" calcext:value-type="float">
            <text:p>200428</text:p>
          </table:table-cell>
          <table:table-cell office:value-type="float" office:value="143449" calcext:value-type="float">
            <text:p>143449</text:p>
          </table:table-cell>
        </table:table-row>
        <table:table-row table:style-name="ro1">
          <table:table-cell office:value-type="float" office:value="169182" calcext:value-type="float">
            <text:p>169182</text:p>
          </table:table-cell>
          <table:table-cell office:value-type="float" office:value="143282" calcext:value-type="float">
            <text:p>143282</text:p>
          </table:table-cell>
        </table:table-row>
        <table:table-row table:style-name="ro1">
          <table:table-cell office:value-type="float" office:value="217235" calcext:value-type="float">
            <text:p>217235</text:p>
          </table:table-cell>
          <table:table-cell office:value-type="float" office:value="145651" calcext:value-type="float">
            <text:p>145651</text:p>
          </table:table-cell>
        </table:table-row>
        <table:table-row table:style-name="ro1">
          <table:table-cell office:value-type="float" office:value="203630" calcext:value-type="float">
            <text:p>203630</text:p>
          </table:table-cell>
          <table:table-cell office:value-type="float" office:value="156070" calcext:value-type="float">
            <text:p>156070</text:p>
          </table:table-cell>
        </table:table-row>
        <table:table-row table:style-name="ro1">
          <table:table-cell office:value-type="float" office:value="156207" calcext:value-type="float">
            <text:p>156207</text:p>
          </table:table-cell>
          <table:table-cell office:value-type="float" office:value="151116" calcext:value-type="float">
            <text:p>151116</text:p>
          </table:table-cell>
        </table:table-row>
        <table:table-row table:style-name="ro1">
          <table:table-cell office:value-type="float" office:value="150668" calcext:value-type="float">
            <text:p>150668</text:p>
          </table:table-cell>
          <table:table-cell office:value-type="float" office:value="161452" calcext:value-type="float">
            <text:p>161452</text:p>
          </table:table-cell>
        </table:table-row>
        <table:table-row table:style-name="ro1">
          <table:table-cell office:value-type="float" office:value="148578" calcext:value-type="float">
            <text:p>148578</text:p>
          </table:table-cell>
          <table:table-cell office:value-type="float" office:value="154578" calcext:value-type="float">
            <text:p>154578</text:p>
          </table:table-cell>
        </table:table-row>
        <table:table-row table:style-name="ro1">
          <table:table-cell office:value-type="float" office:value="156394" calcext:value-type="float">
            <text:p>156394</text:p>
          </table:table-cell>
          <table:table-cell office:value-type="float" office:value="145797" calcext:value-type="float">
            <text:p>145797</text:p>
          </table:table-cell>
        </table:table-row>
        <table:table-row table:style-name="ro1">
          <table:table-cell office:value-type="float" office:value="155774" calcext:value-type="float">
            <text:p>155774</text:p>
          </table:table-cell>
          <table:table-cell office:value-type="float" office:value="142890" calcext:value-type="float">
            <text:p>142890</text:p>
          </table:table-cell>
        </table:table-row>
        <table:table-row table:style-name="ro1">
          <table:table-cell office:value-type="float" office:value="148437" calcext:value-type="float">
            <text:p>148437</text:p>
          </table:table-cell>
          <table:table-cell office:value-type="float" office:value="146720" calcext:value-type="float">
            <text:p>146720</text:p>
          </table:table-cell>
        </table:table-row>
        <table:table-row table:style-name="ro1">
          <table:table-cell office:value-type="float" office:value="146850" calcext:value-type="float">
            <text:p>146850</text:p>
          </table:table-cell>
          <table:table-cell office:value-type="float" office:value="152134" calcext:value-type="float">
            <text:p>152134</text:p>
          </table:table-cell>
        </table:table-row>
        <table:table-row table:style-name="ro1">
          <table:table-cell office:value-type="float" office:value="141440" calcext:value-type="float">
            <text:p>141440</text:p>
          </table:table-cell>
          <table:table-cell office:value-type="float" office:value="143966" calcext:value-type="float">
            <text:p>143966</text:p>
          </table:table-cell>
        </table:table-row>
        <table:table-row table:style-name="ro1">
          <table:table-cell office:value-type="float" office:value="142524" calcext:value-type="float">
            <text:p>142524</text:p>
          </table:table-cell>
          <table:table-cell office:value-type="float" office:value="143128" calcext:value-type="float">
            <text:p>143128</text:p>
          </table:table-cell>
        </table:table-row>
        <table:table-row table:style-name="ro1">
          <table:table-cell office:value-type="float" office:value="140615" calcext:value-type="float">
            <text:p>140615</text:p>
          </table:table-cell>
          <table:table-cell office:value-type="float" office:value="142739" calcext:value-type="float">
            <text:p>142739</text:p>
          </table:table-cell>
        </table:table-row>
        <table:table-row table:style-name="ro1">
          <table:table-cell office:value-type="float" office:value="143277" calcext:value-type="float">
            <text:p>143277</text:p>
          </table:table-cell>
          <table:table-cell office:value-type="float" office:value="142238" calcext:value-type="float">
            <text:p>142238</text:p>
          </table:table-cell>
        </table:table-row>
        <table:table-row table:style-name="ro1">
          <table:table-cell office:value-type="float" office:value="157299" calcext:value-type="float">
            <text:p>157299</text:p>
          </table:table-cell>
          <table:table-cell office:value-type="float" office:value="142627" calcext:value-type="float">
            <text:p>142627</text:p>
          </table:table-cell>
        </table:table-row>
        <table:table-row table:style-name="ro1">
          <table:table-cell office:value-type="float" office:value="147304" calcext:value-type="float">
            <text:p>147304</text:p>
          </table:table-cell>
          <table:table-cell office:value-type="float" office:value="142830" calcext:value-type="float">
            <text:p>142830</text:p>
          </table:table-cell>
        </table:table-row>
        <table:table-row table:style-name="ro1">
          <table:table-cell office:value-type="float" office:value="159034" calcext:value-type="float">
            <text:p>159034</text:p>
          </table:table-cell>
          <table:table-cell office:value-type="float" office:value="149420" calcext:value-type="float">
            <text:p>149420</text:p>
          </table:table-cell>
        </table:table-row>
        <table:table-row table:style-name="ro1">
          <table:table-cell office:value-type="float" office:value="167197" calcext:value-type="float">
            <text:p>167197</text:p>
          </table:table-cell>
          <table:table-cell office:value-type="float" office:value="144626" calcext:value-type="float">
            <text:p>144626</text:p>
          </table:table-cell>
        </table:table-row>
        <table:table-row table:style-name="ro1">
          <table:table-cell office:value-type="float" office:value="178862" calcext:value-type="float">
            <text:p>178862</text:p>
          </table:table-cell>
          <table:table-cell office:value-type="float" office:value="153198" calcext:value-type="float">
            <text:p>153198</text:p>
          </table:table-cell>
        </table:table-row>
        <table:table-row table:style-name="ro1">
          <table:table-cell office:value-type="float" office:value="182449" calcext:value-type="float">
            <text:p>182449</text:p>
          </table:table-cell>
          <table:table-cell office:value-type="float" office:value="142069" calcext:value-type="float">
            <text:p>142069</text:p>
          </table:table-cell>
        </table:table-row>
        <table:table-row table:style-name="ro1">
          <table:table-cell office:value-type="float" office:value="175778" calcext:value-type="float">
            <text:p>175778</text:p>
          </table:table-cell>
          <table:table-cell office:value-type="float" office:value="147224" calcext:value-type="float">
            <text:p>147224</text:p>
          </table:table-cell>
        </table:table-row>
        <table:table-row table:style-name="ro1">
          <table:table-cell office:value-type="float" office:value="188513" calcext:value-type="float">
            <text:p>188513</text:p>
          </table:table-cell>
          <table:table-cell office:value-type="float" office:value="139752" calcext:value-type="float">
            <text:p>139752</text:p>
          </table:table-cell>
        </table:table-row>
        <table:table-row table:style-name="ro1">
          <table:table-cell office:value-type="float" office:value="173584" calcext:value-type="float">
            <text:p>173584</text:p>
          </table:table-cell>
          <table:table-cell office:value-type="float" office:value="143823" calcext:value-type="float">
            <text:p>143823</text:p>
          </table:table-cell>
        </table:table-row>
        <table:table-row table:style-name="ro1">
          <table:table-cell office:value-type="float" office:value="187158" calcext:value-type="float">
            <text:p>187158</text:p>
          </table:table-cell>
          <table:table-cell office:value-type="float" office:value="141461" calcext:value-type="float">
            <text:p>141461</text:p>
          </table:table-cell>
        </table:table-row>
        <table:table-row table:style-name="ro1">
          <table:table-cell office:value-type="float" office:value="152470" calcext:value-type="float">
            <text:p>152470</text:p>
          </table:table-cell>
          <table:table-cell office:value-type="float" office:value="141806" calcext:value-type="float">
            <text:p>141806</text:p>
          </table:table-cell>
        </table:table-row>
        <table:table-row table:style-name="ro1">
          <table:table-cell office:value-type="float" office:value="157350" calcext:value-type="float">
            <text:p>157350</text:p>
          </table:table-cell>
          <table:table-cell office:value-type="float" office:value="143686" calcext:value-type="float">
            <text:p>143686</text:p>
          </table:table-cell>
        </table:table-row>
        <table:table-row table:style-name="ro1">
          <table:table-cell office:value-type="float" office:value="181005" calcext:value-type="float">
            <text:p>181005</text:p>
          </table:table-cell>
          <table:table-cell office:value-type="float" office:value="142509" calcext:value-type="float">
            <text:p>142509</text:p>
          </table:table-cell>
        </table:table-row>
        <table:table-row table:style-name="ro1">
          <table:table-cell office:value-type="float" office:value="160560" calcext:value-type="float">
            <text:p>160560</text:p>
          </table:table-cell>
          <table:table-cell office:value-type="float" office:value="147930" calcext:value-type="float">
            <text:p>147930</text:p>
          </table:table-cell>
        </table:table-row>
        <table:table-row table:style-name="ro1">
          <table:table-cell office:value-type="float" office:value="157412" calcext:value-type="float">
            <text:p>157412</text:p>
          </table:table-cell>
          <table:table-cell office:value-type="float" office:value="140096" calcext:value-type="float">
            <text:p>140096</text:p>
          </table:table-cell>
        </table:table-row>
        <table:table-row table:style-name="ro1">
          <table:table-cell office:value-type="float" office:value="157618" calcext:value-type="float">
            <text:p>157618</text:p>
          </table:table-cell>
          <table:table-cell office:value-type="float" office:value="139171" calcext:value-type="float">
            <text:p>139171</text:p>
          </table:table-cell>
        </table:table-row>
        <table:table-row table:style-name="ro1">
          <table:table-cell office:value-type="float" office:value="156209" calcext:value-type="float">
            <text:p>156209</text:p>
          </table:table-cell>
          <table:table-cell office:value-type="float" office:value="144268" calcext:value-type="float">
            <text:p>144268</text:p>
          </table:table-cell>
        </table:table-row>
        <table:table-row table:style-name="ro1">
          <table:table-cell office:value-type="float" office:value="157171" calcext:value-type="float">
            <text:p>157171</text:p>
          </table:table-cell>
          <table:table-cell office:value-type="float" office:value="140632" calcext:value-type="float">
            <text:p>140632</text:p>
          </table:table-cell>
        </table:table-row>
        <table:table-row table:style-name="ro1">
          <table:table-cell office:value-type="float" office:value="160739" calcext:value-type="float">
            <text:p>160739</text:p>
          </table:table-cell>
          <table:table-cell office:value-type="float" office:value="139418" calcext:value-type="float">
            <text:p>139418</text:p>
          </table:table-cell>
        </table:table-row>
        <table:table-row table:style-name="ro1">
          <table:table-cell office:value-type="float" office:value="154886" calcext:value-type="float">
            <text:p>154886</text:p>
          </table:table-cell>
          <table:table-cell office:value-type="float" office:value="138961" calcext:value-type="float">
            <text:p>138961</text:p>
          </table:table-cell>
        </table:table-row>
        <table:table-row table:style-name="ro1">
          <table:table-cell office:value-type="float" office:value="147302" calcext:value-type="float">
            <text:p>147302</text:p>
          </table:table-cell>
          <table:table-cell office:value-type="float" office:value="140539" calcext:value-type="float">
            <text:p>140539</text:p>
          </table:table-cell>
        </table:table-row>
        <table:table-row table:style-name="ro1">
          <table:table-cell office:value-type="float" office:value="154539" calcext:value-type="float">
            <text:p>154539</text:p>
          </table:table-cell>
          <table:table-cell office:value-type="float" office:value="141401" calcext:value-type="float">
            <text:p>141401</text:p>
          </table:table-cell>
        </table:table-row>
        <table:table-row table:style-name="ro1">
          <table:table-cell office:value-type="float" office:value="153259" calcext:value-type="float">
            <text:p>153259</text:p>
          </table:table-cell>
          <table:table-cell office:value-type="float" office:value="143383" calcext:value-type="float">
            <text:p>143383</text:p>
          </table:table-cell>
        </table:table-row>
        <table:table-row table:style-name="ro1">
          <table:table-cell office:value-type="float" office:value="144476" calcext:value-type="float">
            <text:p>144476</text:p>
          </table:table-cell>
          <table:table-cell office:value-type="float" office:value="140488" calcext:value-type="float">
            <text:p>140488</text:p>
          </table:table-cell>
        </table:table-row>
        <table:table-row table:style-name="ro1">
          <table:table-cell office:value-type="float" office:value="142485" calcext:value-type="float">
            <text:p>142485</text:p>
          </table:table-cell>
          <table:table-cell office:value-type="float" office:value="141190" calcext:value-type="float">
            <text:p>141190</text:p>
          </table:table-cell>
        </table:table-row>
        <table:table-row table:style-name="ro1">
          <table:table-cell office:value-type="float" office:value="154107" calcext:value-type="float">
            <text:p>154107</text:p>
          </table:table-cell>
          <table:table-cell office:value-type="float" office:value="136521" calcext:value-type="float">
            <text:p>136521</text:p>
          </table:table-cell>
        </table:table-row>
        <table:table-row table:style-name="ro1">
          <table:table-cell office:value-type="float" office:value="145180" calcext:value-type="float">
            <text:p>145180</text:p>
          </table:table-cell>
          <table:table-cell office:value-type="float" office:value="137707" calcext:value-type="float">
            <text:p>137707</text:p>
          </table:table-cell>
        </table:table-row>
        <table:table-row table:style-name="ro1">
          <table:table-cell office:value-type="float" office:value="145503" calcext:value-type="float">
            <text:p>145503</text:p>
          </table:table-cell>
          <table:table-cell office:value-type="float" office:value="136725" calcext:value-type="float">
            <text:p>136725</text:p>
          </table:table-cell>
        </table:table-row>
        <table:table-row table:style-name="ro1">
          <table:table-cell office:value-type="float" office:value="142217" calcext:value-type="float">
            <text:p>142217</text:p>
          </table:table-cell>
          <table:table-cell office:value-type="float" office:value="139463" calcext:value-type="float">
            <text:p>139463</text:p>
          </table:table-cell>
        </table:table-row>
        <table:table-row table:style-name="ro1">
          <table:table-cell office:value-type="float" office:value="139922" calcext:value-type="float">
            <text:p>139922</text:p>
          </table:table-cell>
          <table:table-cell office:value-type="float" office:value="137670" calcext:value-type="float">
            <text:p>137670</text:p>
          </table:table-cell>
        </table:table-row>
        <table:table-row table:style-name="ro1">
          <table:table-cell office:value-type="float" office:value="136965" calcext:value-type="float">
            <text:p>136965</text:p>
          </table:table-cell>
          <table:table-cell office:value-type="float" office:value="137879" calcext:value-type="float">
            <text:p>137879</text:p>
          </table:table-cell>
        </table:table-row>
        <table:table-row table:style-name="ro1">
          <table:table-cell office:value-type="float" office:value="142398" calcext:value-type="float">
            <text:p>142398</text:p>
          </table:table-cell>
          <table:table-cell office:value-type="float" office:value="137837" calcext:value-type="float">
            <text:p>137837</text:p>
          </table:table-cell>
        </table:table-row>
        <table:table-row table:style-name="ro1">
          <table:table-cell office:value-type="float" office:value="146192" calcext:value-type="float">
            <text:p>146192</text:p>
          </table:table-cell>
          <table:table-cell office:value-type="float" office:value="139307" calcext:value-type="float">
            <text:p>139307</text:p>
          </table:table-cell>
        </table:table-row>
        <table:table-row table:style-name="ro1">
          <table:table-cell office:value-type="float" office:value="142101" calcext:value-type="float">
            <text:p>142101</text:p>
          </table:table-cell>
          <table:table-cell office:value-type="float" office:value="140935" calcext:value-type="float">
            <text:p>140935</text:p>
          </table:table-cell>
        </table:table-row>
        <table:table-row table:style-name="ro1">
          <table:table-cell office:value-type="float" office:value="149234" calcext:value-type="float">
            <text:p>149234</text:p>
          </table:table-cell>
          <table:table-cell office:value-type="float" office:value="145145" calcext:value-type="float">
            <text:p>145145</text:p>
          </table:table-cell>
        </table:table-row>
        <table:table-row table:style-name="ro1">
          <table:table-cell office:value-type="float" office:value="158657" calcext:value-type="float">
            <text:p>158657</text:p>
          </table:table-cell>
          <table:table-cell office:value-type="float" office:value="142853" calcext:value-type="float">
            <text:p>142853</text:p>
          </table:table-cell>
        </table:table-row>
        <table:table-row table:style-name="ro1">
          <table:table-cell office:value-type="float" office:value="152152" calcext:value-type="float">
            <text:p>152152</text:p>
          </table:table-cell>
          <table:table-cell office:value-type="float" office:value="146207" calcext:value-type="float">
            <text:p>146207</text:p>
          </table:table-cell>
        </table:table-row>
        <table:table-row table:style-name="ro1">
          <table:table-cell office:value-type="float" office:value="148687" calcext:value-type="float">
            <text:p>148687</text:p>
          </table:table-cell>
          <table:table-cell office:value-type="float" office:value="142082" calcext:value-type="float">
            <text:p>142082</text:p>
          </table:table-cell>
        </table:table-row>
        <table:table-row table:style-name="ro1">
          <table:table-cell office:value-type="float" office:value="147846" calcext:value-type="float">
            <text:p>147846</text:p>
          </table:table-cell>
          <table:table-cell office:value-type="float" office:value="145561" calcext:value-type="float">
            <text:p>145561</text:p>
          </table:table-cell>
        </table:table-row>
        <table:table-row table:style-name="ro1">
          <table:table-cell office:value-type="float" office:value="145453" calcext:value-type="float">
            <text:p>145453</text:p>
          </table:table-cell>
          <table:table-cell office:value-type="float" office:value="144495" calcext:value-type="float">
            <text:p>144495</text:p>
          </table:table-cell>
        </table:table-row>
        <table:table-row table:style-name="ro1">
          <table:table-cell office:value-type="float" office:value="145443" calcext:value-type="float">
            <text:p>145443</text:p>
          </table:table-cell>
          <table:table-cell office:value-type="float" office:value="143263" calcext:value-type="float">
            <text:p>143263</text:p>
          </table:table-cell>
        </table:table-row>
        <table:table-row table:style-name="ro1">
          <table:table-cell office:value-type="float" office:value="139828" calcext:value-type="float">
            <text:p>139828</text:p>
          </table:table-cell>
          <table:table-cell office:value-type="float" office:value="148778" calcext:value-type="float">
            <text:p>148778</text:p>
          </table:table-cell>
        </table:table-row>
        <table:table-row table:style-name="ro1">
          <table:table-cell office:value-type="float" office:value="137384" calcext:value-type="float">
            <text:p>137384</text:p>
          </table:table-cell>
          <table:table-cell office:value-type="float" office:value="142988" calcext:value-type="float">
            <text:p>142988</text:p>
          </table:table-cell>
        </table:table-row>
        <table:table-row table:style-name="ro1">
          <table:table-cell office:value-type="float" office:value="139357" calcext:value-type="float">
            <text:p>139357</text:p>
          </table:table-cell>
          <table:table-cell office:value-type="float" office:value="144786" calcext:value-type="float">
            <text:p>144786</text:p>
          </table:table-cell>
        </table:table-row>
        <table:table-row table:style-name="ro1">
          <table:table-cell office:value-type="float" office:value="143402" calcext:value-type="float">
            <text:p>143402</text:p>
          </table:table-cell>
          <table:table-cell office:value-type="float" office:value="143732" calcext:value-type="float">
            <text:p>143732</text:p>
          </table:table-cell>
        </table:table-row>
        <table:table-row table:style-name="ro1">
          <table:table-cell office:value-type="float" office:value="140721" calcext:value-type="float">
            <text:p>140721</text:p>
          </table:table-cell>
          <table:table-cell office:value-type="float" office:value="142786" calcext:value-type="float">
            <text:p>142786</text:p>
          </table:table-cell>
        </table:table-row>
        <table:table-row table:style-name="ro1">
          <table:table-cell office:value-type="float" office:value="142488" calcext:value-type="float">
            <text:p>142488</text:p>
          </table:table-cell>
          <table:table-cell office:value-type="float" office:value="143568" calcext:value-type="float">
            <text:p>143568</text:p>
          </table:table-cell>
        </table:table-row>
        <table:table-row table:style-name="ro1">
          <table:table-cell office:value-type="float" office:value="138232" calcext:value-type="float">
            <text:p>138232</text:p>
          </table:table-cell>
          <table:table-cell office:value-type="float" office:value="142819" calcext:value-type="float">
            <text:p>142819</text:p>
          </table:table-cell>
        </table:table-row>
        <table:table-row table:style-name="ro1">
          <table:table-cell office:value-type="float" office:value="146492" calcext:value-type="float">
            <text:p>146492</text:p>
          </table:table-cell>
          <table:table-cell office:value-type="float" office:value="145859" calcext:value-type="float">
            <text:p>145859</text:p>
          </table:table-cell>
        </table:table-row>
        <table:table-row table:style-name="ro1">
          <table:table-cell office:value-type="float" office:value="148841" calcext:value-type="float">
            <text:p>148841</text:p>
          </table:table-cell>
          <table:table-cell office:value-type="float" office:value="142584" calcext:value-type="float">
            <text:p>142584</text:p>
          </table:table-cell>
        </table:table-row>
        <table:table-row table:style-name="ro1">
          <table:table-cell office:value-type="float" office:value="148650" calcext:value-type="float">
            <text:p>148650</text:p>
          </table:table-cell>
          <table:table-cell office:value-type="float" office:value="143006" calcext:value-type="float">
            <text:p>143006</text:p>
          </table:table-cell>
        </table:table-row>
        <table:table-row table:style-name="ro1">
          <table:table-cell office:value-type="float" office:value="147772" calcext:value-type="float">
            <text:p>147772</text:p>
          </table:table-cell>
          <table:table-cell office:value-type="float" office:value="142493" calcext:value-type="float">
            <text:p>142493</text:p>
          </table:table-cell>
        </table:table-row>
        <table:table-row table:style-name="ro1">
          <table:table-cell office:value-type="float" office:value="146396" calcext:value-type="float">
            <text:p>146396</text:p>
          </table:table-cell>
          <table:table-cell office:value-type="float" office:value="158489" calcext:value-type="float">
            <text:p>158489</text:p>
          </table:table-cell>
        </table:table-row>
        <table:table-row table:style-name="ro1">
          <table:table-cell office:value-type="float" office:value="145145" calcext:value-type="float">
            <text:p>145145</text:p>
          </table:table-cell>
          <table:table-cell office:value-type="float" office:value="141830" calcext:value-type="float">
            <text:p>141830</text:p>
          </table:table-cell>
        </table:table-row>
        <table:table-row table:style-name="ro1">
          <table:table-cell office:value-type="float" office:value="149554" calcext:value-type="float">
            <text:p>149554</text:p>
          </table:table-cell>
          <table:table-cell office:value-type="float" office:value="146854" calcext:value-type="float">
            <text:p>146854</text:p>
          </table:table-cell>
        </table:table-row>
        <table:table-row table:style-name="ro1">
          <table:table-cell office:value-type="float" office:value="142005" calcext:value-type="float">
            <text:p>142005</text:p>
          </table:table-cell>
          <table:table-cell office:value-type="float" office:value="140102" calcext:value-type="float">
            <text:p>140102</text:p>
          </table:table-cell>
        </table:table-row>
        <table:table-row table:style-name="ro1">
          <table:table-cell office:value-type="float" office:value="163070" calcext:value-type="float">
            <text:p>163070</text:p>
          </table:table-cell>
          <table:table-cell office:value-type="float" office:value="145559" calcext:value-type="float">
            <text:p>145559</text:p>
          </table:table-cell>
        </table:table-row>
        <table:table-row table:style-name="ro1">
          <table:table-cell office:value-type="float" office:value="147456" calcext:value-type="float">
            <text:p>147456</text:p>
          </table:table-cell>
          <table:table-cell office:value-type="float" office:value="142263" calcext:value-type="float">
            <text:p>142263</text:p>
          </table:table-cell>
        </table:table-row>
        <table:table-row table:style-name="ro1">
          <table:table-cell office:value-type="float" office:value="145079" calcext:value-type="float">
            <text:p>145079</text:p>
          </table:table-cell>
          <table:table-cell office:value-type="float" office:value="143381" calcext:value-type="float">
            <text:p>143381</text:p>
          </table:table-cell>
        </table:table-row>
        <table:table-row table:style-name="ro1">
          <table:table-cell office:value-type="float" office:value="145711" calcext:value-type="float">
            <text:p>145711</text:p>
          </table:table-cell>
          <table:table-cell office:value-type="float" office:value="141526" calcext:value-type="float">
            <text:p>141526</text:p>
          </table:table-cell>
        </table:table-row>
        <table:table-row table:style-name="ro1">
          <table:table-cell office:value-type="float" office:value="141019" calcext:value-type="float">
            <text:p>141019</text:p>
          </table:table-cell>
          <table:table-cell office:value-type="float" office:value="144195" calcext:value-type="float">
            <text:p>144195</text:p>
          </table:table-cell>
        </table:table-row>
        <table:table-row table:style-name="ro1">
          <table:table-cell office:value-type="float" office:value="141797" calcext:value-type="float">
            <text:p>141797</text:p>
          </table:table-cell>
          <table:table-cell office:value-type="float" office:value="144142" calcext:value-type="float">
            <text:p>144142</text:p>
          </table:table-cell>
        </table:table-row>
        <table:table-row table:style-name="ro1">
          <table:table-cell office:value-type="float" office:value="150469" calcext:value-type="float">
            <text:p>150469</text:p>
          </table:table-cell>
          <table:table-cell office:value-type="float" office:value="146720" calcext:value-type="float">
            <text:p>146720</text:p>
          </table:table-cell>
        </table:table-row>
        <table:table-row table:style-name="ro1">
          <table:table-cell office:value-type="float" office:value="160015" calcext:value-type="float">
            <text:p>160015</text:p>
          </table:table-cell>
          <table:table-cell office:value-type="float" office:value="143149" calcext:value-type="float">
            <text:p>143149</text:p>
          </table:table-cell>
        </table:table-row>
        <table:table-row table:style-name="ro1">
          <table:table-cell office:value-type="float" office:value="161739" calcext:value-type="float">
            <text:p>161739</text:p>
          </table:table-cell>
          <table:table-cell office:value-type="float" office:value="144916" calcext:value-type="float">
            <text:p>144916</text:p>
          </table:table-cell>
        </table:table-row>
        <table:table-row table:style-name="ro1">
          <table:table-cell office:value-type="float" office:value="143085" calcext:value-type="float">
            <text:p>143085</text:p>
          </table:table-cell>
          <table:table-cell office:value-type="float" office:value="146489" calcext:value-type="float">
            <text:p>146489</text:p>
          </table:table-cell>
        </table:table-row>
        <table:table-row table:style-name="ro1">
          <table:table-cell office:value-type="float" office:value="145492" calcext:value-type="float">
            <text:p>145492</text:p>
          </table:table-cell>
          <table:table-cell office:value-type="float" office:value="147601" calcext:value-type="float">
            <text:p>147601</text:p>
          </table:table-cell>
        </table:table-row>
        <table:table-row table:style-name="ro1">
          <table:table-cell office:value-type="float" office:value="142018" calcext:value-type="float">
            <text:p>142018</text:p>
          </table:table-cell>
          <table:table-cell office:value-type="float" office:value="143438" calcext:value-type="float">
            <text:p>143438</text:p>
          </table:table-cell>
        </table:table-row>
        <table:table-row table:style-name="ro1">
          <table:table-cell office:value-type="float" office:value="154402" calcext:value-type="float">
            <text:p>154402</text:p>
          </table:table-cell>
          <table:table-cell office:value-type="float" office:value="143309" calcext:value-type="float">
            <text:p>143309</text:p>
          </table:table-cell>
        </table:table-row>
        <table:table-row table:style-name="ro1">
          <table:table-cell office:value-type="float" office:value="161669" calcext:value-type="float">
            <text:p>161669</text:p>
          </table:table-cell>
          <table:table-cell office:value-type="float" office:value="144000" calcext:value-type="float">
            <text:p>144000</text:p>
          </table:table-cell>
        </table:table-row>
        <table:table-row table:style-name="ro1">
          <table:table-cell office:value-type="float" office:value="154307" calcext:value-type="float">
            <text:p>154307</text:p>
          </table:table-cell>
          <table:table-cell office:value-type="float" office:value="143233" calcext:value-type="float">
            <text:p>143233</text:p>
          </table:table-cell>
        </table:table-row>
        <table:table-row table:style-name="ro1">
          <table:table-cell office:value-type="float" office:value="157198" calcext:value-type="float">
            <text:p>157198</text:p>
          </table:table-cell>
          <table:table-cell office:value-type="float" office:value="139032" calcext:value-type="float">
            <text:p>139032</text:p>
          </table:table-cell>
        </table:table-row>
        <table:table-row table:style-name="ro1">
          <table:table-cell office:value-type="float" office:value="145203" calcext:value-type="float">
            <text:p>145203</text:p>
          </table:table-cell>
          <table:table-cell office:value-type="float" office:value="138019" calcext:value-type="float">
            <text:p>138019</text:p>
          </table:table-cell>
        </table:table-row>
        <table:table-row table:style-name="ro1">
          <table:table-cell office:value-type="float" office:value="154893" calcext:value-type="float">
            <text:p>154893</text:p>
          </table:table-cell>
          <table:table-cell office:value-type="float" office:value="137998" calcext:value-type="float">
            <text:p>137998</text:p>
          </table:table-cell>
        </table:table-row>
        <table:table-row table:style-name="ro1">
          <table:table-cell office:value-type="float" office:value="178474" calcext:value-type="float">
            <text:p>178474</text:p>
          </table:table-cell>
          <table:table-cell office:value-type="float" office:value="137196" calcext:value-type="float">
            <text:p>137196</text:p>
          </table:table-cell>
        </table:table-row>
        <table:table-row table:style-name="ro1">
          <table:table-cell office:value-type="float" office:value="166359" calcext:value-type="float">
            <text:p>166359</text:p>
          </table:table-cell>
          <table:table-cell office:value-type="float" office:value="139955" calcext:value-type="float">
            <text:p>139955</text:p>
          </table:table-cell>
        </table:table-row>
        <table:table-row table:style-name="ro1">
          <table:table-cell office:value-type="float" office:value="171386" calcext:value-type="float">
            <text:p>171386</text:p>
          </table:table-cell>
          <table:table-cell office:value-type="float" office:value="143930" calcext:value-type="float">
            <text:p>143930</text:p>
          </table:table-cell>
        </table:table-row>
        <table:table-row table:style-name="ro1">
          <table:table-cell office:value-type="float" office:value="179855" calcext:value-type="float">
            <text:p>179855</text:p>
          </table:table-cell>
          <table:table-cell office:value-type="float" office:value="140038" calcext:value-type="float">
            <text:p>140038</text:p>
          </table:table-cell>
        </table:table-row>
        <table:table-row table:style-name="ro1">
          <table:table-cell office:value-type="float" office:value="166155" calcext:value-type="float">
            <text:p>166155</text:p>
          </table:table-cell>
          <table:table-cell office:value-type="float" office:value="145320" calcext:value-type="float">
            <text:p>145320</text:p>
          </table:table-cell>
        </table:table-row>
        <table:table-row table:style-name="ro1">
          <table:table-cell office:value-type="float" office:value="177697" calcext:value-type="float">
            <text:p>177697</text:p>
          </table:table-cell>
          <table:table-cell office:value-type="float" office:value="139977" calcext:value-type="float">
            <text:p>139977</text:p>
          </table:table-cell>
        </table:table-row>
        <table:table-row table:style-name="ro1">
          <table:table-cell office:value-type="float" office:value="144595" calcext:value-type="float">
            <text:p>144595</text:p>
          </table:table-cell>
          <table:table-cell office:value-type="float" office:value="140554" calcext:value-type="float">
            <text:p>140554</text:p>
          </table:table-cell>
        </table:table-row>
        <table:table-row table:style-name="ro1">
          <table:table-cell office:value-type="float" office:value="142590" calcext:value-type="float">
            <text:p>142590</text:p>
          </table:table-cell>
          <table:table-cell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50148" calcext:value-type="float">
            <text:p>150148</text:p>
          </table:table-cell>
          <table:table-cell office:value-type="float" office:value="141505" calcext:value-type="float">
            <text:p>141505</text:p>
          </table:table-cell>
        </table:table-row>
        <table:table-row table:style-name="ro1">
          <table:table-cell office:value-type="float" office:value="147263" calcext:value-type="float">
            <text:p>147263</text:p>
          </table:table-cell>
          <table:table-cell office:value-type="float" office:value="141297" calcext:value-type="float">
            <text:p>141297</text:p>
          </table:table-cell>
        </table:table-row>
        <table:table-row table:style-name="ro1">
          <table:table-cell office:value-type="float" office:value="144639" calcext:value-type="float">
            <text:p>144639</text:p>
          </table:table-cell>
          <table:table-cell office:value-type="float" office:value="140826" calcext:value-type="float">
            <text:p>140826</text:p>
          </table:table-cell>
        </table:table-row>
        <table:table-row table:style-name="ro1">
          <table:table-cell office:value-type="float" office:value="186099" calcext:value-type="float">
            <text:p>186099</text:p>
          </table:table-cell>
          <table:table-cell office:value-type="float" office:value="143276" calcext:value-type="float">
            <text:p>143276</text:p>
          </table:table-cell>
        </table:table-row>
        <table:table-row table:style-name="ro1">
          <table:table-cell office:value-type="float" office:value="150755" calcext:value-type="float">
            <text:p>150755</text:p>
          </table:table-cell>
          <table:table-cell office:value-type="float" office:value="144595" calcext:value-type="float">
            <text:p>144595</text:p>
          </table:table-cell>
        </table:table-row>
        <table:table-row table:style-name="ro1">
          <table:table-cell office:value-type="float" office:value="154269" calcext:value-type="float">
            <text:p>154269</text:p>
          </table:table-cell>
          <table:table-cell office:value-type="float" office:value="145634" calcext:value-type="float">
            <text:p>145634</text:p>
          </table:table-cell>
        </table:table-row>
        <table:table-row table:style-name="ro1">
          <table:table-cell office:value-type="float" office:value="154335" calcext:value-type="float">
            <text:p>154335</text:p>
          </table:table-cell>
          <table:table-cell office:value-type="float" office:value="156483" calcext:value-type="float">
            <text:p>156483</text:p>
          </table:table-cell>
        </table:table-row>
        <table:table-row table:style-name="ro1">
          <table:table-cell office:value-type="float" office:value="169402" calcext:value-type="float">
            <text:p>169402</text:p>
          </table:table-cell>
          <table:table-cell office:value-type="float" office:value="153284" calcext:value-type="float">
            <text:p>153284</text:p>
          </table:table-cell>
        </table:table-row>
        <table:table-row table:style-name="ro1">
          <table:table-cell office:value-type="float" office:value="169752" calcext:value-type="float">
            <text:p>169752</text:p>
          </table:table-cell>
          <table:table-cell office:value-type="float" office:value="150204" calcext:value-type="float">
            <text:p>150204</text:p>
          </table:table-cell>
        </table:table-row>
        <table:table-row table:style-name="ro1">
          <table:table-cell office:value-type="float" office:value="163365" calcext:value-type="float">
            <text:p>163365</text:p>
          </table:table-cell>
          <table:table-cell office:value-type="float" office:value="148274" calcext:value-type="float">
            <text:p>148274</text:p>
          </table:table-cell>
        </table:table-row>
        <table:table-row table:style-name="ro1">
          <table:table-cell office:value-type="float" office:value="157402" calcext:value-type="float">
            <text:p>157402</text:p>
          </table:table-cell>
          <table:table-cell office:value-type="float" office:value="146461" calcext:value-type="float">
            <text:p>146461</text:p>
          </table:table-cell>
        </table:table-row>
        <table:table-row table:style-name="ro1">
          <table:table-cell office:value-type="float" office:value="153300" calcext:value-type="float">
            <text:p>153300</text:p>
          </table:table-cell>
          <table:table-cell office:value-type="float" office:value="149266" calcext:value-type="float">
            <text:p>149266</text:p>
          </table:table-cell>
        </table:table-row>
        <table:table-row table:style-name="ro1">
          <table:table-cell office:value-type="float" office:value="143481" calcext:value-type="float">
            <text:p>143481</text:p>
          </table:table-cell>
          <table:table-cell office:value-type="float" office:value="141966" calcext:value-type="float">
            <text:p>141966</text:p>
          </table:table-cell>
        </table:table-row>
        <table:table-row table:style-name="ro1">
          <table:table-cell office:value-type="float" office:value="185559" calcext:value-type="float">
            <text:p>185559</text:p>
          </table:table-cell>
          <table:table-cell office:value-type="float" office:value="138891" calcext:value-type="float">
            <text:p>138891</text:p>
          </table:table-cell>
        </table:table-row>
        <table:table-row table:style-name="ro1">
          <table:table-cell office:value-type="float" office:value="169707" calcext:value-type="float">
            <text:p>169707</text:p>
          </table:table-cell>
          <table:table-cell office:value-type="float" office:value="137111" calcext:value-type="float">
            <text:p>137111</text:p>
          </table:table-cell>
        </table:table-row>
        <table:table-row table:style-name="ro1">
          <table:table-cell office:value-type="float" office:value="179738" calcext:value-type="float">
            <text:p>179738</text:p>
          </table:table-cell>
          <table:table-cell office:value-type="float" office:value="139232" calcext:value-type="float">
            <text:p>139232</text:p>
          </table:table-cell>
        </table:table-row>
        <table:table-row table:style-name="ro1">
          <table:table-cell office:value-type="float" office:value="166466" calcext:value-type="float">
            <text:p>166466</text:p>
          </table:table-cell>
          <table:table-cell office:value-type="float" office:value="142344" calcext:value-type="float">
            <text:p>142344</text:p>
          </table:table-cell>
        </table:table-row>
        <table:table-row table:style-name="ro1">
          <table:table-cell office:value-type="float" office:value="169270" calcext:value-type="float">
            <text:p>169270</text:p>
          </table:table-cell>
          <table:table-cell office:value-type="float" office:value="140510" calcext:value-type="float">
            <text:p>140510</text:p>
          </table:table-cell>
        </table:table-row>
        <table:table-row table:style-name="ro1">
          <table:table-cell office:value-type="float" office:value="172136" calcext:value-type="float">
            <text:p>172136</text:p>
          </table:table-cell>
          <table:table-cell office:value-type="float" office:value="145769" calcext:value-type="float">
            <text:p>145769</text:p>
          </table:table-cell>
        </table:table-row>
        <table:table-row table:style-name="ro1">
          <table:table-cell office:value-type="float" office:value="185930" calcext:value-type="float">
            <text:p>185930</text:p>
          </table:table-cell>
          <table:table-cell office:value-type="float" office:value="139789" calcext:value-type="float">
            <text:p>139789</text:p>
          </table:table-cell>
        </table:table-row>
        <table:table-row table:style-name="ro1">
          <table:table-cell office:value-type="float" office:value="163957" calcext:value-type="float">
            <text:p>163957</text:p>
          </table:table-cell>
          <table:table-cell office:value-type="float" office:value="136975" calcext:value-type="float">
            <text:p>136975</text:p>
          </table:table-cell>
        </table:table-row>
        <table:table-row table:style-name="ro1">
          <table:table-cell office:value-type="float" office:value="152216" calcext:value-type="float">
            <text:p>152216</text:p>
          </table:table-cell>
          <table:table-cell office:value-type="float" office:value="139646" calcext:value-type="float">
            <text:p>139646</text:p>
          </table:table-cell>
        </table:table-row>
        <table:table-row table:style-name="ro1">
          <table:table-cell office:value-type="float" office:value="152225" calcext:value-type="float">
            <text:p>152225</text:p>
          </table:table-cell>
          <table:table-cell office:value-type="float" office:value="135508" calcext:value-type="float">
            <text:p>135508</text:p>
          </table:table-cell>
        </table:table-row>
        <table:table-row table:style-name="ro1">
          <table:table-cell office:value-type="float" office:value="151732" calcext:value-type="float">
            <text:p>151732</text:p>
          </table:table-cell>
          <table:table-cell office:value-type="float" office:value="140699" calcext:value-type="float">
            <text:p>140699</text:p>
          </table:table-cell>
        </table:table-row>
        <table:table-row table:style-name="ro1">
          <table:table-cell office:value-type="float" office:value="145747" calcext:value-type="float">
            <text:p>145747</text:p>
          </table:table-cell>
          <table:table-cell office:value-type="float" office:value="148247" calcext:value-type="float">
            <text:p>148247</text:p>
          </table:table-cell>
        </table:table-row>
        <table:table-row table:style-name="ro1">
          <table:table-cell office:value-type="float" office:value="178334" calcext:value-type="float">
            <text:p>178334</text:p>
          </table:table-cell>
          <table:table-cell office:value-type="float" office:value="141456" calcext:value-type="float">
            <text:p>141456</text:p>
          </table:table-cell>
        </table:table-row>
        <table:table-row table:style-name="ro1">
          <table:table-cell office:value-type="float" office:value="152138" calcext:value-type="float">
            <text:p>152138</text:p>
          </table:table-cell>
          <table:table-cell office:value-type="float" office:value="144851" calcext:value-type="float">
            <text:p>144851</text:p>
          </table:table-cell>
        </table:table-row>
        <table:table-row table:style-name="ro1">
          <table:table-cell office:value-type="float" office:value="152835" calcext:value-type="float">
            <text:p>152835</text:p>
          </table:table-cell>
          <table:table-cell office:value-type="float" office:value="141302" calcext:value-type="float">
            <text:p>141302</text:p>
          </table:table-cell>
        </table:table-row>
        <table:table-row table:style-name="ro1">
          <table:table-cell office:value-type="float" office:value="157302" calcext:value-type="float">
            <text:p>157302</text:p>
          </table:table-cell>
          <table:table-cell office:value-type="float" office:value="143856" calcext:value-type="float">
            <text:p>143856</text:p>
          </table:table-cell>
        </table:table-row>
        <table:table-row table:style-name="ro1">
          <table:table-cell office:value-type="float" office:value="167892" calcext:value-type="float">
            <text:p>167892</text:p>
          </table:table-cell>
          <table:table-cell office:value-type="float" office:value="139953" calcext:value-type="float">
            <text:p>139953</text:p>
          </table:table-cell>
        </table:table-row>
        <table:table-row table:style-name="ro1">
          <table:table-cell office:value-type="float" office:value="148771" calcext:value-type="float">
            <text:p>148771</text:p>
          </table:table-cell>
          <table:table-cell office:value-type="float" office:value="142429" calcext:value-type="float">
            <text:p>142429</text:p>
          </table:table-cell>
        </table:table-row>
        <table:table-row table:style-name="ro1">
          <table:table-cell office:value-type="float" office:value="149269" calcext:value-type="float">
            <text:p>149269</text:p>
          </table:table-cell>
          <table:table-cell office:value-type="float" office:value="143738" calcext:value-type="float">
            <text:p>143738</text:p>
          </table:table-cell>
        </table:table-row>
        <table:table-row table:style-name="ro1">
          <table:table-cell office:value-type="float" office:value="149975" calcext:value-type="float">
            <text:p>149975</text:p>
          </table:table-cell>
          <table:table-cell office:value-type="float" office:value="138524" calcext:value-type="float">
            <text:p>138524</text:p>
          </table:table-cell>
        </table:table-row>
        <table:table-row table:style-name="ro1">
          <table:table-cell office:value-type="float" office:value="150985" calcext:value-type="float">
            <text:p>150985</text:p>
          </table:table-cell>
          <table:table-cell office:value-type="float" office:value="138499" calcext:value-type="float">
            <text:p>138499</text:p>
          </table:table-cell>
        </table:table-row>
        <table:table-row table:style-name="ro1">
          <table:table-cell office:value-type="float" office:value="152777" calcext:value-type="float">
            <text:p>152777</text:p>
          </table:table-cell>
          <table:table-cell office:value-type="float" office:value="144402" calcext:value-type="float">
            <text:p>144402</text:p>
          </table:table-cell>
        </table:table-row>
        <table:table-row table:style-name="ro1">
          <table:table-cell office:value-type="float" office:value="153469" calcext:value-type="float">
            <text:p>153469</text:p>
          </table:table-cell>
          <table:table-cell office:value-type="float" office:value="138834" calcext:value-type="float">
            <text:p>138834</text:p>
          </table:table-cell>
        </table:table-row>
        <table:table-row table:style-name="ro1">
          <table:table-cell office:value-type="float" office:value="141067" calcext:value-type="float">
            <text:p>141067</text:p>
          </table:table-cell>
          <table:table-cell office:value-type="float" office:value="139991" calcext:value-type="float">
            <text:p>139991</text:p>
          </table:table-cell>
        </table:table-row>
        <table:table-row table:style-name="ro1">
          <table:table-cell office:value-type="float" office:value="139457" calcext:value-type="float">
            <text:p>139457</text:p>
          </table:table-cell>
          <table:table-cell office:value-type="float" office:value="143506" calcext:value-type="float">
            <text:p>143506</text:p>
          </table:table-cell>
        </table:table-row>
        <table:table-row table:style-name="ro1">
          <table:table-cell office:value-type="float" office:value="150305" calcext:value-type="float">
            <text:p>150305</text:p>
          </table:table-cell>
          <table:table-cell office:value-type="float" office:value="140341" calcext:value-type="float">
            <text:p>140341</text:p>
          </table:table-cell>
        </table:table-row>
        <table:table-row table:style-name="ro1">
          <table:table-cell office:value-type="float" office:value="141306" calcext:value-type="float">
            <text:p>141306</text:p>
          </table:table-cell>
          <table:table-cell office:value-type="float" office:value="141741" calcext:value-type="float">
            <text:p>141741</text:p>
          </table:table-cell>
        </table:table-row>
        <table:table-row table:style-name="ro1">
          <table:table-cell office:value-type="float" office:value="146858" calcext:value-type="float">
            <text:p>146858</text:p>
          </table:table-cell>
          <table:table-cell office:value-type="float" office:value="141461" calcext:value-type="float">
            <text:p>141461</text:p>
          </table:table-cell>
        </table:table-row>
        <table:table-row table:style-name="ro1">
          <table:table-cell office:value-type="float" office:value="153787" calcext:value-type="float">
            <text:p>153787</text:p>
          </table:table-cell>
          <table:table-cell office:value-type="float" office:value="142567" calcext:value-type="float">
            <text:p>142567</text:p>
          </table:table-cell>
        </table:table-row>
        <table:table-row table:style-name="ro1">
          <table:table-cell office:value-type="float" office:value="144297" calcext:value-type="float">
            <text:p>144297</text:p>
          </table:table-cell>
          <table:table-cell office:value-type="float" office:value="140232" calcext:value-type="float">
            <text:p>140232</text:p>
          </table:table-cell>
        </table:table-row>
        <table:table-row table:style-name="ro1">
          <table:table-cell office:value-type="float" office:value="140506" calcext:value-type="float">
            <text:p>140506</text:p>
          </table:table-cell>
          <table:table-cell office:value-type="float" office:value="140909" calcext:value-type="float">
            <text:p>140909</text:p>
          </table:table-cell>
        </table:table-row>
        <table:table-row table:style-name="ro1">
          <table:table-cell office:value-type="float" office:value="145394" calcext:value-type="float">
            <text:p>145394</text:p>
          </table:table-cell>
          <table:table-cell office:value-type="float" office:value="139692" calcext:value-type="float">
            <text:p>139692</text:p>
          </table:table-cell>
        </table:table-row>
        <table:table-row table:style-name="ro1">
          <table:table-cell office:value-type="float" office:value="141322" calcext:value-type="float">
            <text:p>141322</text:p>
          </table:table-cell>
          <table:table-cell office:value-type="float" office:value="137650" calcext:value-type="float">
            <text:p>137650</text:p>
          </table:table-cell>
        </table:table-row>
        <table:table-row table:style-name="ro1">
          <table:table-cell office:value-type="float" office:value="142049" calcext:value-type="float">
            <text:p>142049</text:p>
          </table:table-cell>
          <table:table-cell office:value-type="float" office:value="140691" calcext:value-type="float">
            <text:p>140691</text:p>
          </table:table-cell>
        </table:table-row>
        <table:table-row table:style-name="ro1">
          <table:table-cell office:value-type="float" office:value="138150" calcext:value-type="float">
            <text:p>138150</text:p>
          </table:table-cell>
          <table:table-cell office:value-type="float" office:value="140086" calcext:value-type="float">
            <text:p>140086</text:p>
          </table:table-cell>
        </table:table-row>
        <table:table-row table:style-name="ro1">
          <table:table-cell office:value-type="float" office:value="141189" calcext:value-type="float">
            <text:p>141189</text:p>
          </table:table-cell>
          <table:table-cell office:value-type="float" office:value="142187" calcext:value-type="float">
            <text:p>142187</text:p>
          </table:table-cell>
        </table:table-row>
        <table:table-row table:style-name="ro1">
          <table:table-cell office:value-type="float" office:value="145923" calcext:value-type="float">
            <text:p>145923</text:p>
          </table:table-cell>
          <table:table-cell office:value-type="float" office:value="148764" calcext:value-type="float">
            <text:p>148764</text:p>
          </table:table-cell>
        </table:table-row>
        <table:table-row table:style-name="ro1">
          <table:table-cell office:value-type="float" office:value="145889" calcext:value-type="float">
            <text:p>145889</text:p>
          </table:table-cell>
          <table:table-cell office:value-type="float" office:value="140426" calcext:value-type="float">
            <text:p>140426</text:p>
          </table:table-cell>
        </table:table-row>
        <table:table-row table:style-name="ro1">
          <table:table-cell office:value-type="float" office:value="142805" calcext:value-type="float">
            <text:p>142805</text:p>
          </table:table-cell>
          <table:table-cell office:value-type="float" office:value="142705" calcext:value-type="float">
            <text:p>142705</text:p>
          </table:table-cell>
        </table:table-row>
        <table:table-row table:style-name="ro1">
          <table:table-cell office:value-type="float" office:value="140282" calcext:value-type="float">
            <text:p>140282</text:p>
          </table:table-cell>
          <table:table-cell office:value-type="float" office:value="145826" calcext:value-type="float">
            <text:p>145826</text:p>
          </table:table-cell>
        </table:table-row>
        <table:table-row table:style-name="ro1">
          <table:table-cell office:value-type="float" office:value="147376" calcext:value-type="float">
            <text:p>147376</text:p>
          </table:table-cell>
          <table:table-cell office:value-type="float" office:value="143081" calcext:value-type="float">
            <text:p>143081</text:p>
          </table:table-cell>
        </table:table-row>
        <table:table-row table:style-name="ro1">
          <table:table-cell office:value-type="float" office:value="146092" calcext:value-type="float">
            <text:p>146092</text:p>
          </table:table-cell>
          <table:table-cell office:value-type="float" office:value="145293" calcext:value-type="float">
            <text:p>145293</text:p>
          </table:table-cell>
        </table:table-row>
        <table:table-row table:style-name="ro1">
          <table:table-cell office:value-type="float" office:value="142355" calcext:value-type="float">
            <text:p>142355</text:p>
          </table:table-cell>
          <table:table-cell office:value-type="float" office:value="154821" calcext:value-type="float">
            <text:p>154821</text:p>
          </table:table-cell>
        </table:table-row>
        <table:table-row table:style-name="ro1">
          <table:table-cell office:value-type="float" office:value="142136" calcext:value-type="float">
            <text:p>142136</text:p>
          </table:table-cell>
          <table:table-cell office:value-type="float" office:value="144282" calcext:value-type="float">
            <text:p>144282</text:p>
          </table:table-cell>
        </table:table-row>
        <table:table-row table:style-name="ro1">
          <table:table-cell office:value-type="float" office:value="140865" calcext:value-type="float">
            <text:p>140865</text:p>
          </table:table-cell>
          <table:table-cell office:value-type="float" office:value="142468" calcext:value-type="float">
            <text:p>142468</text:p>
          </table:table-cell>
        </table:table-row>
        <table:table-row table:style-name="ro1">
          <table:table-cell office:value-type="float" office:value="139277" calcext:value-type="float">
            <text:p>139277</text:p>
          </table:table-cell>
          <table:table-cell office:value-type="float" office:value="141797" calcext:value-type="float">
            <text:p>141797</text:p>
          </table:table-cell>
        </table:table-row>
        <table:table-row table:style-name="ro1">
          <table:table-cell office:value-type="float" office:value="155076" calcext:value-type="float">
            <text:p>155076</text:p>
          </table:table-cell>
          <table:table-cell office:value-type="float" office:value="144749" calcext:value-type="float">
            <text:p>144749</text:p>
          </table:table-cell>
        </table:table-row>
        <table:table-row table:style-name="ro1">
          <table:table-cell office:value-type="float" office:value="151629" calcext:value-type="float">
            <text:p>151629</text:p>
          </table:table-cell>
          <table:table-cell office:value-type="float" office:value="147420" calcext:value-type="float">
            <text:p>147420</text:p>
          </table:table-cell>
        </table:table-row>
        <table:table-row table:style-name="ro1">
          <table:table-cell office:value-type="float" office:value="147155" calcext:value-type="float">
            <text:p>147155</text:p>
          </table:table-cell>
          <table:table-cell office:value-type="float" office:value="140690" calcext:value-type="float">
            <text:p>140690</text:p>
          </table:table-cell>
        </table:table-row>
        <table:table-row table:style-name="ro1">
          <table:table-cell office:value-type="float" office:value="149011" calcext:value-type="float">
            <text:p>149011</text:p>
          </table:table-cell>
          <table:table-cell office:value-type="float" office:value="150255" calcext:value-type="float">
            <text:p>150255</text:p>
          </table:table-cell>
        </table:table-row>
        <table:table-row table:style-name="ro1">
          <table:table-cell office:value-type="float" office:value="148022" calcext:value-type="float">
            <text:p>148022</text:p>
          </table:table-cell>
          <table:table-cell office:value-type="float" office:value="142124" calcext:value-type="float">
            <text:p>142124</text:p>
          </table:table-cell>
        </table:table-row>
        <table:table-row table:style-name="ro1">
          <table:table-cell office:value-type="float" office:value="144768" calcext:value-type="float">
            <text:p>144768</text:p>
          </table:table-cell>
          <table:table-cell office:value-type="float" office:value="139800" calcext:value-type="float">
            <text:p>139800</text:p>
          </table:table-cell>
        </table:table-row>
        <table:table-row table:style-name="ro1">
          <table:table-cell office:value-type="float" office:value="147451" calcext:value-type="float">
            <text:p>147451</text:p>
          </table:table-cell>
          <table:table-cell office:value-type="float" office:value="141787" calcext:value-type="float">
            <text:p>141787</text:p>
          </table:table-cell>
        </table:table-row>
        <table:table-row table:style-name="ro1">
          <table:table-cell office:value-type="float" office:value="150111" calcext:value-type="float">
            <text:p>150111</text:p>
          </table:table-cell>
          <table:table-cell office:value-type="float" office:value="141852" calcext:value-type="float">
            <text:p>141852</text:p>
          </table:table-cell>
        </table:table-row>
        <table:table-row table:style-name="ro1">
          <table:table-cell office:value-type="float" office:value="148173" calcext:value-type="float">
            <text:p>148173</text:p>
          </table:table-cell>
          <table:table-cell office:value-type="float" office:value="146862" calcext:value-type="float">
            <text:p>146862</text:p>
          </table:table-cell>
        </table:table-row>
        <table:table-row table:style-name="ro1">
          <table:table-cell office:value-type="float" office:value="146660" calcext:value-type="float">
            <text:p>146660</text:p>
          </table:table-cell>
          <table:table-cell office:value-type="float" office:value="141399" calcext:value-type="float">
            <text:p>141399</text:p>
          </table:table-cell>
        </table:table-row>
        <table:table-row table:style-name="ro1">
          <table:table-cell office:value-type="float" office:value="144873" calcext:value-type="float">
            <text:p>144873</text:p>
          </table:table-cell>
          <table:table-cell office:value-type="float" office:value="148057" calcext:value-type="float">
            <text:p>148057</text:p>
          </table:table-cell>
        </table:table-row>
        <table:table-row table:style-name="ro1">
          <table:table-cell office:value-type="float" office:value="147192" calcext:value-type="float">
            <text:p>147192</text:p>
          </table:table-cell>
          <table:table-cell office:value-type="float" office:value="142436" calcext:value-type="float">
            <text:p>142436</text:p>
          </table:table-cell>
        </table:table-row>
        <table:table-row table:style-name="ro1">
          <table:table-cell office:value-type="float" office:value="147819" calcext:value-type="float">
            <text:p>147819</text:p>
          </table:table-cell>
          <table:table-cell office:value-type="float" office:value="142548" calcext:value-type="float">
            <text:p>142548</text:p>
          </table:table-cell>
        </table:table-row>
        <table:table-row table:style-name="ro1">
          <table:table-cell office:value-type="float" office:value="141044" calcext:value-type="float">
            <text:p>141044</text:p>
          </table:table-cell>
          <table:table-cell office:value-type="float" office:value="141809" calcext:value-type="float">
            <text:p>141809</text:p>
          </table:table-cell>
        </table:table-row>
        <table:table-row table:style-name="ro1">
          <table:table-cell office:value-type="float" office:value="149629" calcext:value-type="float">
            <text:p>149629</text:p>
          </table:table-cell>
          <table:table-cell office:value-type="float" office:value="140590" calcext:value-type="float">
            <text:p>140590</text:p>
          </table:table-cell>
        </table:table-row>
        <table:table-row table:style-name="ro1">
          <table:table-cell office:value-type="float" office:value="145498" calcext:value-type="float">
            <text:p>145498</text:p>
          </table:table-cell>
          <table:table-cell office:value-type="float" office:value="142674" calcext:value-type="float">
            <text:p>142674</text:p>
          </table:table-cell>
        </table:table-row>
        <table:table-row table:style-name="ro1">
          <table:table-cell office:value-type="float" office:value="148576" calcext:value-type="float">
            <text:p>148576</text:p>
          </table:table-cell>
          <table:table-cell office:value-type="float" office:value="143580" calcext:value-type="float">
            <text:p>143580</text:p>
          </table:table-cell>
        </table:table-row>
        <table:table-row table:style-name="ro1">
          <table:table-cell office:value-type="float" office:value="146777" calcext:value-type="float">
            <text:p>146777</text:p>
          </table:table-cell>
          <table:table-cell office:value-type="float" office:value="141637" calcext:value-type="float">
            <text:p>141637</text:p>
          </table:table-cell>
        </table:table-row>
        <table:table-row table:style-name="ro1">
          <table:table-cell office:value-type="float" office:value="143855" calcext:value-type="float">
            <text:p>143855</text:p>
          </table:table-cell>
          <table:table-cell office:value-type="float" office:value="141287" calcext:value-type="float">
            <text:p>141287</text:p>
          </table:table-cell>
        </table:table-row>
        <table:table-row table:style-name="ro1">
          <table:table-cell office:value-type="float" office:value="139772" calcext:value-type="float">
            <text:p>139772</text:p>
          </table:table-cell>
          <table:table-cell office:value-type="float" office:value="141740" calcext:value-type="float">
            <text:p>141740</text:p>
          </table:table-cell>
        </table:table-row>
        <table:table-row table:style-name="ro1">
          <table:table-cell office:value-type="float" office:value="140092" calcext:value-type="float">
            <text:p>140092</text:p>
          </table:table-cell>
          <table:table-cell office:value-type="float" office:value="139060" calcext:value-type="float">
            <text:p>139060</text:p>
          </table:table-cell>
        </table:table-row>
        <table:table-row table:style-name="ro1">
          <table:table-cell office:value-type="float" office:value="138563" calcext:value-type="float">
            <text:p>138563</text:p>
          </table:table-cell>
          <table:table-cell office:value-type="float" office:value="140214" calcext:value-type="float">
            <text:p>140214</text:p>
          </table:table-cell>
        </table:table-row>
        <table:table-row table:style-name="ro1">
          <table:table-cell office:value-type="float" office:value="140932" calcext:value-type="float">
            <text:p>140932</text:p>
          </table:table-cell>
          <table:table-cell office:value-type="float" office:value="142460" calcext:value-type="float">
            <text:p>142460</text:p>
          </table:table-cell>
        </table:table-row>
        <table:table-row table:style-name="ro1">
          <table:table-cell office:value-type="float" office:value="138840" calcext:value-type="float">
            <text:p>138840</text:p>
          </table:table-cell>
          <table:table-cell office:value-type="float" office:value="139525" calcext:value-type="float">
            <text:p>139525</text:p>
          </table:table-cell>
        </table:table-row>
        <table:table-row table:style-name="ro1">
          <table:table-cell office:value-type="float" office:value="141591" calcext:value-type="float">
            <text:p>141591</text:p>
          </table:table-cell>
          <table:table-cell office:value-type="float" office:value="144687" calcext:value-type="float">
            <text:p>144687</text:p>
          </table:table-cell>
        </table:table-row>
        <table:table-row table:style-name="ro1">
          <table:table-cell office:value-type="float" office:value="143577" calcext:value-type="float">
            <text:p>143577</text:p>
          </table:table-cell>
          <table:table-cell office:value-type="float" office:value="138459" calcext:value-type="float">
            <text:p>138459</text:p>
          </table:table-cell>
        </table:table-row>
        <table:table-row table:style-name="ro1">
          <table:table-cell office:value-type="float" office:value="142813" calcext:value-type="float">
            <text:p>142813</text:p>
          </table:table-cell>
          <table:table-cell office:value-type="float" office:value="140772" calcext:value-type="float">
            <text:p>140772</text:p>
          </table:table-cell>
        </table:table-row>
        <table:table-row table:style-name="ro1">
          <table:table-cell office:value-type="float" office:value="151145" calcext:value-type="float">
            <text:p>151145</text:p>
          </table:table-cell>
          <table:table-cell office:value-type="float" office:value="141859" calcext:value-type="float">
            <text:p>141859</text:p>
          </table:table-cell>
        </table:table-row>
        <table:table-row table:style-name="ro1">
          <table:table-cell office:value-type="float" office:value="163643" calcext:value-type="float">
            <text:p>163643</text:p>
          </table:table-cell>
          <table:table-cell office:value-type="float" office:value="138079" calcext:value-type="float">
            <text:p>138079</text:p>
          </table:table-cell>
        </table:table-row>
        <table:table-row table:style-name="ro1">
          <table:table-cell office:value-type="float" office:value="152942" calcext:value-type="float">
            <text:p>152942</text:p>
          </table:table-cell>
          <table:table-cell office:value-type="float" office:value="138637" calcext:value-type="float">
            <text:p>138637</text:p>
          </table:table-cell>
        </table:table-row>
        <table:table-row table:style-name="ro1">
          <table:table-cell office:value-type="float" office:value="139983" calcext:value-type="float">
            <text:p>139983</text:p>
          </table:table-cell>
          <table:table-cell office:value-type="float" office:value="141084" calcext:value-type="float">
            <text:p>141084</text:p>
          </table:table-cell>
        </table:table-row>
        <table:table-row table:style-name="ro1">
          <table:table-cell office:value-type="float" office:value="137433" calcext:value-type="float">
            <text:p>137433</text:p>
          </table:table-cell>
          <table:table-cell office:value-type="float" office:value="144364" calcext:value-type="float">
            <text:p>144364</text:p>
          </table:table-cell>
        </table:table-row>
        <table:table-row table:style-name="ro1">
          <table:table-cell office:value-type="float" office:value="138885" calcext:value-type="float">
            <text:p>138885</text:p>
          </table:table-cell>
          <table:table-cell office:value-type="float" office:value="140971" calcext:value-type="float">
            <text:p>140971</text:p>
          </table:table-cell>
        </table:table-row>
        <table:table-row table:style-name="ro1">
          <table:table-cell office:value-type="float" office:value="143613" calcext:value-type="float">
            <text:p>143613</text:p>
          </table:table-cell>
          <table:table-cell office:value-type="float" office:value="140276" calcext:value-type="float">
            <text:p>140276</text:p>
          </table:table-cell>
        </table:table-row>
        <table:table-row table:style-name="ro1">
          <table:table-cell office:value-type="float" office:value="139951" calcext:value-type="float">
            <text:p>139951</text:p>
          </table:table-cell>
          <table:table-cell office:value-type="float" office:value="139768" calcext:value-type="float">
            <text:p>139768</text:p>
          </table:table-cell>
        </table:table-row>
        <table:table-row table:style-name="ro1">
          <table:table-cell office:value-type="float" office:value="142999" calcext:value-type="float">
            <text:p>142999</text:p>
          </table:table-cell>
          <table:table-cell office:value-type="float" office:value="170048" calcext:value-type="float">
            <text:p>170048</text:p>
          </table:table-cell>
        </table:table-row>
        <table:table-row table:style-name="ro1">
          <table:table-cell office:value-type="float" office:value="148527" calcext:value-type="float">
            <text:p>148527</text:p>
          </table:table-cell>
          <table:table-cell office:value-type="float" office:value="150324" calcext:value-type="float">
            <text:p>150324</text:p>
          </table:table-cell>
        </table:table-row>
        <table:table-row table:style-name="ro1">
          <table:table-cell office:value-type="float" office:value="144622" calcext:value-type="float">
            <text:p>144622</text:p>
          </table:table-cell>
          <table:table-cell office:value-type="float" office:value="141595" calcext:value-type="float">
            <text:p>141595</text:p>
          </table:table-cell>
        </table:table-row>
        <table:table-row table:style-name="ro1">
          <table:table-cell office:value-type="float" office:value="141056" calcext:value-type="float">
            <text:p>141056</text:p>
          </table:table-cell>
          <table:table-cell office:value-type="float" office:value="137965" calcext:value-type="float">
            <text:p>137965</text:p>
          </table:table-cell>
        </table:table-row>
        <table:table-row table:style-name="ro1">
          <table:table-cell office:value-type="float" office:value="142891" calcext:value-type="float">
            <text:p>142891</text:p>
          </table:table-cell>
          <table:table-cell office:value-type="float" office:value="141914" calcext:value-type="float">
            <text:p>141914</text:p>
          </table:table-cell>
        </table:table-row>
        <table:table-row table:style-name="ro1">
          <table:table-cell office:value-type="float" office:value="146469" calcext:value-type="float">
            <text:p>146469</text:p>
          </table:table-cell>
          <table:table-cell office:value-type="float" office:value="142165" calcext:value-type="float">
            <text:p>142165</text:p>
          </table:table-cell>
        </table:table-row>
        <table:table-row table:style-name="ro1">
          <table:table-cell office:value-type="float" office:value="145316" calcext:value-type="float">
            <text:p>145316</text:p>
          </table:table-cell>
          <table:table-cell office:value-type="float" office:value="138221" calcext:value-type="float">
            <text:p>138221</text:p>
          </table:table-cell>
        </table:table-row>
        <table:table-row table:style-name="ro1">
          <table:table-cell office:value-type="float" office:value="140797" calcext:value-type="float">
            <text:p>140797</text:p>
          </table:table-cell>
          <table:table-cell office:value-type="float" office:value="140364" calcext:value-type="float">
            <text:p>140364</text:p>
          </table:table-cell>
        </table:table-row>
        <table:table-row table:style-name="ro1">
          <table:table-cell office:value-type="float" office:value="147129" calcext:value-type="float">
            <text:p>147129</text:p>
          </table:table-cell>
          <table:table-cell office:value-type="float" office:value="145433" calcext:value-type="float">
            <text:p>145433</text:p>
          </table:table-cell>
        </table:table-row>
        <table:table-row table:style-name="ro1">
          <table:table-cell office:value-type="float" office:value="144699" calcext:value-type="float">
            <text:p>144699</text:p>
          </table:table-cell>
          <table:table-cell office:value-type="float" office:value="143632" calcext:value-type="float">
            <text:p>143632</text:p>
          </table:table-cell>
        </table:table-row>
        <table:table-row table:style-name="ro1">
          <table:table-cell office:value-type="float" office:value="146144" calcext:value-type="float">
            <text:p>146144</text:p>
          </table:table-cell>
          <table:table-cell office:value-type="float" office:value="142192" calcext:value-type="float">
            <text:p>142192</text:p>
          </table:table-cell>
        </table:table-row>
        <table:table-row table:style-name="ro1">
          <table:table-cell office:value-type="float" office:value="147109" calcext:value-type="float">
            <text:p>147109</text:p>
          </table:table-cell>
          <table:table-cell office:value-type="float" office:value="139574" calcext:value-type="float">
            <text:p>139574</text:p>
          </table:table-cell>
        </table:table-row>
        <table:table-row table:style-name="ro1">
          <table:table-cell office:value-type="float" office:value="150021" calcext:value-type="float">
            <text:p>150021</text:p>
          </table:table-cell>
          <table:table-cell office:value-type="float" office:value="140691" calcext:value-type="float">
            <text:p>140691</text:p>
          </table:table-cell>
        </table:table-row>
        <table:table-row table:style-name="ro1">
          <table:table-cell office:value-type="float" office:value="152061" calcext:value-type="float">
            <text:p>152061</text:p>
          </table:table-cell>
          <table:table-cell office:value-type="float" office:value="143783" calcext:value-type="float">
            <text:p>143783</text:p>
          </table:table-cell>
        </table:table-row>
        <table:table-row table:style-name="ro1">
          <table:table-cell office:value-type="float" office:value="149081" calcext:value-type="float">
            <text:p>149081</text:p>
          </table:table-cell>
          <table:table-cell office:value-type="float" office:value="150590" calcext:value-type="float">
            <text:p>150590</text:p>
          </table:table-cell>
        </table:table-row>
        <table:table-row table:style-name="ro1">
          <table:table-cell office:value-type="float" office:value="149522" calcext:value-type="float">
            <text:p>149522</text:p>
          </table:table-cell>
          <table:table-cell office:value-type="float" office:value="146987" calcext:value-type="float">
            <text:p>146987</text:p>
          </table:table-cell>
        </table:table-row>
        <table:table-row table:style-name="ro1">
          <table:table-cell office:value-type="float" office:value="145216" calcext:value-type="float">
            <text:p>145216</text:p>
          </table:table-cell>
          <table:table-cell office:value-type="float" office:value="139213" calcext:value-type="float">
            <text:p>139213</text:p>
          </table:table-cell>
        </table:table-row>
        <table:table-row table:style-name="ro1">
          <table:table-cell office:value-type="float" office:value="150545" calcext:value-type="float">
            <text:p>150545</text:p>
          </table:table-cell>
          <table:table-cell office:value-type="float" office:value="140336" calcext:value-type="float">
            <text:p>140336</text:p>
          </table:table-cell>
        </table:table-row>
        <table:table-row table:style-name="ro1">
          <table:table-cell office:value-type="float" office:value="153391" calcext:value-type="float">
            <text:p>153391</text:p>
          </table:table-cell>
          <table:table-cell office:value-type="float" office:value="141421" calcext:value-type="float">
            <text:p>141421</text:p>
          </table:table-cell>
        </table:table-row>
        <table:table-row table:style-name="ro1">
          <table:table-cell office:value-type="float" office:value="152498" calcext:value-type="float">
            <text:p>152498</text:p>
          </table:table-cell>
          <table:table-cell office:value-type="float" office:value="141130" calcext:value-type="float">
            <text:p>141130</text:p>
          </table:table-cell>
        </table:table-row>
        <table:table-row table:style-name="ro1">
          <table:table-cell office:value-type="float" office:value="151930" calcext:value-type="float">
            <text:p>151930</text:p>
          </table:table-cell>
          <table:table-cell office:value-type="float" office:value="142075" calcext:value-type="float">
            <text:p>142075</text:p>
          </table:table-cell>
        </table:table-row>
        <table:table-row table:style-name="ro1">
          <table:table-cell office:value-type="float" office:value="148206" calcext:value-type="float">
            <text:p>148206</text:p>
          </table:table-cell>
          <table:table-cell office:value-type="float" office:value="149089" calcext:value-type="float">
            <text:p>149089</text:p>
          </table:table-cell>
        </table:table-row>
        <table:table-row table:style-name="ro1">
          <table:table-cell office:value-type="float" office:value="141574" calcext:value-type="float">
            <text:p>141574</text:p>
          </table:table-cell>
          <table:table-cell office:value-type="float" office:value="138219" calcext:value-type="float">
            <text:p>138219</text:p>
          </table:table-cell>
        </table:table-row>
        <table:table-row table:style-name="ro1">
          <table:table-cell office:value-type="float" office:value="146099" calcext:value-type="float">
            <text:p>146099</text:p>
          </table:table-cell>
          <table:table-cell office:value-type="float" office:value="138932" calcext:value-type="float">
            <text:p>138932</text:p>
          </table:table-cell>
        </table:table-row>
        <table:table-row table:style-name="ro1">
          <table:table-cell office:value-type="float" office:value="149468" calcext:value-type="float">
            <text:p>149468</text:p>
          </table:table-cell>
          <table:table-cell office:value-type="float" office:value="142580" calcext:value-type="float">
            <text:p>142580</text:p>
          </table:table-cell>
        </table:table-row>
        <table:table-row table:style-name="ro1">
          <table:table-cell office:value-type="float" office:value="147353" calcext:value-type="float">
            <text:p>147353</text:p>
          </table:table-cell>
          <table:table-cell office:value-type="float" office:value="142043" calcext:value-type="float">
            <text:p>142043</text:p>
          </table:table-cell>
        </table:table-row>
        <table:table-row table:style-name="ro1">
          <table:table-cell office:value-type="float" office:value="149757" calcext:value-type="float">
            <text:p>149757</text:p>
          </table:table-cell>
          <table:table-cell office:value-type="float" office:value="138603" calcext:value-type="float">
            <text:p>138603</text:p>
          </table:table-cell>
        </table:table-row>
        <table:table-row table:style-name="ro1">
          <table:table-cell office:value-type="float" office:value="149841" calcext:value-type="float">
            <text:p>149841</text:p>
          </table:table-cell>
          <table:table-cell office:value-type="float" office:value="142474" calcext:value-type="float">
            <text:p>142474</text:p>
          </table:table-cell>
        </table:table-row>
        <table:table-row table:style-name="ro1">
          <table:table-cell office:value-type="float" office:value="146071" calcext:value-type="float">
            <text:p>146071</text:p>
          </table:table-cell>
          <table:table-cell office:value-type="float" office:value="146414" calcext:value-type="float">
            <text:p>146414</text:p>
          </table:table-cell>
        </table:table-row>
        <table:table-row table:style-name="ro1">
          <table:table-cell office:value-type="float" office:value="150073" calcext:value-type="float">
            <text:p>150073</text:p>
          </table:table-cell>
          <table:table-cell office:value-type="float" office:value="140016" calcext:value-type="float">
            <text:p>140016</text:p>
          </table:table-cell>
        </table:table-row>
        <table:table-row table:style-name="ro1">
          <table:table-cell office:value-type="float" office:value="152634" calcext:value-type="float">
            <text:p>152634</text:p>
          </table:table-cell>
          <table:table-cell office:value-type="float" office:value="140620" calcext:value-type="float">
            <text:p>140620</text:p>
          </table:table-cell>
        </table:table-row>
        <table:table-row table:style-name="ro1">
          <table:table-cell office:value-type="float" office:value="150325" calcext:value-type="float">
            <text:p>150325</text:p>
          </table:table-cell>
          <table:table-cell office:value-type="float" office:value="141303" calcext:value-type="float">
            <text:p>141303</text:p>
          </table:table-cell>
        </table:table-row>
        <table:table-row table:style-name="ro1">
          <table:table-cell office:value-type="float" office:value="149534" calcext:value-type="float">
            <text:p>149534</text:p>
          </table:table-cell>
          <table:table-cell office:value-type="float" office:value="141327" calcext:value-type="float">
            <text:p>141327</text:p>
          </table:table-cell>
        </table:table-row>
        <table:table-row table:style-name="ro1">
          <table:table-cell office:value-type="float" office:value="149804" calcext:value-type="float">
            <text:p>149804</text:p>
          </table:table-cell>
          <table:table-cell office:value-type="float" office:value="145367" calcext:value-type="float">
            <text:p>145367</text:p>
          </table:table-cell>
        </table:table-row>
        <table:table-row table:style-name="ro1">
          <table:table-cell office:value-type="float" office:value="144956" calcext:value-type="float">
            <text:p>144956</text:p>
          </table:table-cell>
          <table:table-cell office:value-type="float" office:value="141608" calcext:value-type="float">
            <text:p>141608</text:p>
          </table:table-cell>
        </table:table-row>
        <table:table-row table:style-name="ro1">
          <table:table-cell office:value-type="float" office:value="155788" calcext:value-type="float">
            <text:p>155788</text:p>
          </table:table-cell>
          <table:table-cell office:value-type="float" office:value="139868" calcext:value-type="float">
            <text:p>139868</text:p>
          </table:table-cell>
        </table:table-row>
        <table:table-row table:style-name="ro1">
          <table:table-cell office:value-type="float" office:value="150360" calcext:value-type="float">
            <text:p>150360</text:p>
          </table:table-cell>
          <table:table-cell office:value-type="float" office:value="136906" calcext:value-type="float">
            <text:p>136906</text:p>
          </table:table-cell>
        </table:table-row>
        <table:table-row table:style-name="ro1">
          <table:table-cell office:value-type="float" office:value="150777" calcext:value-type="float">
            <text:p>150777</text:p>
          </table:table-cell>
          <table:table-cell office:value-type="float" office:value="137185" calcext:value-type="float">
            <text:p>137185</text:p>
          </table:table-cell>
        </table:table-row>
        <table:table-row table:style-name="ro1">
          <table:table-cell office:value-type="float" office:value="146638" calcext:value-type="float">
            <text:p>146638</text:p>
          </table:table-cell>
          <table:table-cell office:value-type="float" office:value="142532" calcext:value-type="float">
            <text:p>142532</text:p>
          </table:table-cell>
        </table:table-row>
        <table:table-row table:style-name="ro1">
          <table:table-cell office:value-type="float" office:value="165410" calcext:value-type="float">
            <text:p>165410</text:p>
          </table:table-cell>
          <table:table-cell office:value-type="float" office:value="137801" calcext:value-type="float">
            <text:p>137801</text:p>
          </table:table-cell>
        </table:table-row>
        <table:table-row table:style-name="ro1">
          <table:table-cell office:value-type="float" office:value="142769" calcext:value-type="float">
            <text:p>142769</text:p>
          </table:table-cell>
          <table:table-cell office:value-type="float" office:value="145463" calcext:value-type="float">
            <text:p>145463</text:p>
          </table:table-cell>
        </table:table-row>
        <table:table-row table:style-name="ro1">
          <table:table-cell office:value-type="float" office:value="141820" calcext:value-type="float">
            <text:p>141820</text:p>
          </table:table-cell>
          <table:table-cell office:value-type="float" office:value="137777" calcext:value-type="float">
            <text:p>137777</text:p>
          </table:table-cell>
        </table:table-row>
        <table:table-row table:style-name="ro1">
          <table:table-cell office:value-type="float" office:value="140515" calcext:value-type="float">
            <text:p>140515</text:p>
          </table:table-cell>
          <table:table-cell office:value-type="float" office:value="142235" calcext:value-type="float">
            <text:p>142235</text:p>
          </table:table-cell>
        </table:table-row>
        <table:table-row table:style-name="ro1">
          <table:table-cell office:value-type="float" office:value="146895" calcext:value-type="float">
            <text:p>146895</text:p>
          </table:table-cell>
          <table:table-cell office:value-type="float" office:value="141162" calcext:value-type="float">
            <text:p>141162</text:p>
          </table:table-cell>
        </table:table-row>
        <table:table-row table:style-name="ro1">
          <table:table-cell office:value-type="float" office:value="143194" calcext:value-type="float">
            <text:p>143194</text:p>
          </table:table-cell>
          <table:table-cell office:value-type="float" office:value="139258" calcext:value-type="float">
            <text:p>139258</text:p>
          </table:table-cell>
        </table:table-row>
        <table:table-row table:style-name="ro1">
          <table:table-cell office:value-type="float" office:value="142800" calcext:value-type="float">
            <text:p>142800</text:p>
          </table:table-cell>
          <table:table-cell office:value-type="float" office:value="139962" calcext:value-type="float">
            <text:p>139962</text:p>
          </table:table-cell>
        </table:table-row>
        <table:table-row table:style-name="ro1">
          <table:table-cell office:value-type="float" office:value="148311" calcext:value-type="float">
            <text:p>148311</text:p>
          </table:table-cell>
          <table:table-cell office:value-type="float" office:value="141785" calcext:value-type="float">
            <text:p>141785</text:p>
          </table:table-cell>
        </table:table-row>
        <table:table-row table:style-name="ro1">
          <table:table-cell office:value-type="float" office:value="156624" calcext:value-type="float">
            <text:p>156624</text:p>
          </table:table-cell>
          <table:table-cell office:value-type="float" office:value="140180" calcext:value-type="float">
            <text:p>140180</text:p>
          </table:table-cell>
        </table:table-row>
        <table:table-row table:style-name="ro1">
          <table:table-cell office:value-type="float" office:value="161385" calcext:value-type="float">
            <text:p>161385</text:p>
          </table:table-cell>
          <table:table-cell office:value-type="float" office:value="141141" calcext:value-type="float">
            <text:p>141141</text:p>
          </table:table-cell>
        </table:table-row>
        <table:table-row table:style-name="ro1">
          <table:table-cell office:value-type="float" office:value="151064" calcext:value-type="float">
            <text:p>151064</text:p>
          </table:table-cell>
          <table:table-cell office:value-type="float" office:value="138737" calcext:value-type="float">
            <text:p>138737</text:p>
          </table:table-cell>
        </table:table-row>
        <table:table-row table:style-name="ro1">
          <table:table-cell office:value-type="float" office:value="162836" calcext:value-type="float">
            <text:p>162836</text:p>
          </table:table-cell>
          <table:table-cell office:value-type="float" office:value="139644" calcext:value-type="float">
            <text:p>139644</text:p>
          </table:table-cell>
        </table:table-row>
        <table:table-row table:style-name="ro1">
          <table:table-cell office:value-type="float" office:value="157711" calcext:value-type="float">
            <text:p>157711</text:p>
          </table:table-cell>
          <table:table-cell office:value-type="float" office:value="149059" calcext:value-type="float">
            <text:p>149059</text:p>
          </table:table-cell>
        </table:table-row>
        <table:table-row table:style-name="ro1">
          <table:table-cell office:value-type="float" office:value="155625" calcext:value-type="float">
            <text:p>155625</text:p>
          </table:table-cell>
          <table:table-cell office:value-type="float" office:value="139979" calcext:value-type="float">
            <text:p>139979</text:p>
          </table:table-cell>
        </table:table-row>
        <table:table-row table:style-name="ro1">
          <table:table-cell office:value-type="float" office:value="161958" calcext:value-type="float">
            <text:p>161958</text:p>
          </table:table-cell>
          <table:table-cell office:value-type="float" office:value="140957" calcext:value-type="float">
            <text:p>140957</text:p>
          </table:table-cell>
        </table:table-row>
        <table:table-row table:style-name="ro1">
          <table:table-cell office:value-type="float" office:value="165538" calcext:value-type="float">
            <text:p>165538</text:p>
          </table:table-cell>
          <table:table-cell office:value-type="float" office:value="140932" calcext:value-type="float">
            <text:p>140932</text:p>
          </table:table-cell>
        </table:table-row>
        <table:table-row table:style-name="ro1">
          <table:table-cell office:value-type="float" office:value="167412" calcext:value-type="float">
            <text:p>167412</text:p>
          </table:table-cell>
          <table:table-cell office:value-type="float" office:value="141583" calcext:value-type="float">
            <text:p>141583</text:p>
          </table:table-cell>
        </table:table-row>
        <table:table-row table:style-name="ro1">
          <table:table-cell office:value-type="float" office:value="157165" calcext:value-type="float">
            <text:p>157165</text:p>
          </table:table-cell>
          <table:table-cell office:value-type="float" office:value="138499" calcext:value-type="float">
            <text:p>138499</text:p>
          </table:table-cell>
        </table:table-row>
        <table:table-row table:style-name="ro1">
          <table:table-cell office:value-type="float" office:value="159653" calcext:value-type="float">
            <text:p>159653</text:p>
          </table:table-cell>
          <table:table-cell office:value-type="float" office:value="138309" calcext:value-type="float">
            <text:p>138309</text:p>
          </table:table-cell>
        </table:table-row>
        <table:table-row table:style-name="ro1">
          <table:table-cell office:value-type="float" office:value="153503" calcext:value-type="float">
            <text:p>153503</text:p>
          </table:table-cell>
          <table:table-cell office:value-type="float" office:value="138585" calcext:value-type="float">
            <text:p>138585</text:p>
          </table:table-cell>
        </table:table-row>
        <table:table-row table:style-name="ro1">
          <table:table-cell office:value-type="float" office:value="151456" calcext:value-type="float">
            <text:p>151456</text:p>
          </table:table-cell>
          <table:table-cell office:value-type="float" office:value="138540" calcext:value-type="float">
            <text:p>138540</text:p>
          </table:table-cell>
        </table:table-row>
        <table:table-row table:style-name="ro1">
          <table:table-cell office:value-type="float" office:value="151908" calcext:value-type="float">
            <text:p>151908</text:p>
          </table:table-cell>
          <table:table-cell office:value-type="float" office:value="137290" calcext:value-type="float">
            <text:p>137290</text:p>
          </table:table-cell>
        </table:table-row>
        <table:table-row table:style-name="ro1">
          <table:table-cell office:value-type="float" office:value="150398" calcext:value-type="float">
            <text:p>150398</text:p>
          </table:table-cell>
          <table:table-cell office:value-type="float" office:value="139046" calcext:value-type="float">
            <text:p>139046</text:p>
          </table:table-cell>
        </table:table-row>
        <table:table-row table:style-name="ro1">
          <table:table-cell office:value-type="float" office:value="149711" calcext:value-type="float">
            <text:p>149711</text:p>
          </table:table-cell>
          <table:table-cell office:value-type="float" office:value="141327" calcext:value-type="float">
            <text:p>141327</text:p>
          </table:table-cell>
        </table:table-row>
        <table:table-row table:style-name="ro1">
          <table:table-cell office:value-type="float" office:value="160739" calcext:value-type="float">
            <text:p>160739</text:p>
          </table:table-cell>
          <table:table-cell office:value-type="float" office:value="146701" calcext:value-type="float">
            <text:p>146701</text:p>
          </table:table-cell>
        </table:table-row>
        <table:table-row table:style-name="ro1">
          <table:table-cell office:value-type="float" office:value="154773" calcext:value-type="float">
            <text:p>154773</text:p>
          </table:table-cell>
          <table:table-cell office:value-type="float" office:value="156264" calcext:value-type="float">
            <text:p>156264</text:p>
          </table:table-cell>
        </table:table-row>
        <table:table-row table:style-name="ro1">
          <table:table-cell office:value-type="float" office:value="148938" calcext:value-type="float">
            <text:p>148938</text:p>
          </table:table-cell>
          <table:table-cell office:value-type="float" office:value="156875" calcext:value-type="float">
            <text:p>156875</text:p>
          </table:table-cell>
        </table:table-row>
        <table:table-row table:style-name="ro1">
          <table:table-cell office:value-type="float" office:value="151586" calcext:value-type="float">
            <text:p>151586</text:p>
          </table:table-cell>
          <table:table-cell office:value-type="float" office:value="150946" calcext:value-type="float">
            <text:p>150946</text:p>
          </table:table-cell>
        </table:table-row>
        <table:table-row table:style-name="ro1">
          <table:table-cell office:value-type="float" office:value="150409" calcext:value-type="float">
            <text:p>150409</text:p>
          </table:table-cell>
          <table:table-cell office:value-type="float" office:value="152551" calcext:value-type="float">
            <text:p>152551</text:p>
          </table:table-cell>
        </table:table-row>
        <table:table-row table:style-name="ro1">
          <table:table-cell office:value-type="float" office:value="159584" calcext:value-type="float">
            <text:p>159584</text:p>
          </table:table-cell>
          <table:table-cell office:value-type="float" office:value="156389" calcext:value-type="float">
            <text:p>156389</text:p>
          </table:table-cell>
        </table:table-row>
        <table:table-row table:style-name="ro1">
          <table:table-cell office:value-type="float" office:value="153557" calcext:value-type="float">
            <text:p>153557</text:p>
          </table:table-cell>
          <table:table-cell office:value-type="float" office:value="157056" calcext:value-type="float">
            <text:p>157056</text:p>
          </table:table-cell>
        </table:table-row>
        <table:table-row table:style-name="ro1">
          <table:table-cell office:value-type="float" office:value="153696" calcext:value-type="float">
            <text:p>153696</text:p>
          </table:table-cell>
          <table:table-cell office:value-type="float" office:value="154098" calcext:value-type="float">
            <text:p>154098</text:p>
          </table:table-cell>
        </table:table-row>
        <table:table-row table:style-name="ro1">
          <table:table-cell office:value-type="float" office:value="152767" calcext:value-type="float">
            <text:p>152767</text:p>
          </table:table-cell>
          <table:table-cell office:value-type="float" office:value="156132" calcext:value-type="float">
            <text:p>156132</text:p>
          </table:table-cell>
        </table:table-row>
        <table:table-row table:style-name="ro1">
          <table:table-cell office:value-type="float" office:value="143394" calcext:value-type="float">
            <text:p>143394</text:p>
          </table:table-cell>
          <table:table-cell office:value-type="float" office:value="153334" calcext:value-type="float">
            <text:p>153334</text:p>
          </table:table-cell>
        </table:table-row>
        <table:table-row table:style-name="ro1">
          <table:table-cell office:value-type="float" office:value="137079" calcext:value-type="float">
            <text:p>137079</text:p>
          </table:table-cell>
          <table:table-cell office:value-type="float" office:value="151471" calcext:value-type="float">
            <text:p>151471</text:p>
          </table:table-cell>
        </table:table-row>
        <table:table-row table:style-name="ro1">
          <table:table-cell office:value-type="float" office:value="144080" calcext:value-type="float">
            <text:p>144080</text:p>
          </table:table-cell>
          <table:table-cell office:value-type="float" office:value="148669" calcext:value-type="float">
            <text:p>148669</text:p>
          </table:table-cell>
        </table:table-row>
        <table:table-row table:style-name="ro1">
          <table:table-cell office:value-type="float" office:value="144849" calcext:value-type="float">
            <text:p>144849</text:p>
          </table:table-cell>
          <table:table-cell office:value-type="float" office:value="147380" calcext:value-type="float">
            <text:p>147380</text:p>
          </table:table-cell>
        </table:table-row>
        <table:table-row table:style-name="ro1">
          <table:table-cell office:value-type="float" office:value="143007" calcext:value-type="float">
            <text:p>143007</text:p>
          </table:table-cell>
          <table:table-cell office:value-type="float" office:value="148221" calcext:value-type="float">
            <text:p>148221</text:p>
          </table:table-cell>
        </table:table-row>
        <table:table-row table:style-name="ro1">
          <table:table-cell office:value-type="float" office:value="141705" calcext:value-type="float">
            <text:p>141705</text:p>
          </table:table-cell>
          <table:table-cell office:value-type="float" office:value="150656" calcext:value-type="float">
            <text:p>150656</text:p>
          </table:table-cell>
        </table:table-row>
        <table:table-row table:style-name="ro1">
          <table:table-cell office:value-type="float" office:value="144615" calcext:value-type="float">
            <text:p>144615</text:p>
          </table:table-cell>
          <table:table-cell office:value-type="float" office:value="149833" calcext:value-type="float">
            <text:p>149833</text:p>
          </table:table-cell>
        </table:table-row>
        <table:table-row table:style-name="ro1">
          <table:table-cell office:value-type="float" office:value="143555" calcext:value-type="float">
            <text:p>143555</text:p>
          </table:table-cell>
          <table:table-cell office:value-type="float" office:value="148457" calcext:value-type="float">
            <text:p>148457</text:p>
          </table:table-cell>
        </table:table-row>
        <table:table-row table:style-name="ro1">
          <table:table-cell office:value-type="float" office:value="143575" calcext:value-type="float">
            <text:p>143575</text:p>
          </table:table-cell>
          <table:table-cell office:value-type="float" office:value="152065" calcext:value-type="float">
            <text:p>152065</text:p>
          </table:table-cell>
        </table:table-row>
        <table:table-row table:style-name="ro1">
          <table:table-cell office:value-type="float" office:value="145494" calcext:value-type="float">
            <text:p>145494</text:p>
          </table:table-cell>
          <table:table-cell office:value-type="float" office:value="152432" calcext:value-type="float">
            <text:p>152432</text:p>
          </table:table-cell>
        </table:table-row>
        <table:table-row table:style-name="ro1">
          <table:table-cell office:value-type="float" office:value="143661" calcext:value-type="float">
            <text:p>143661</text:p>
          </table:table-cell>
          <table:table-cell office:value-type="float" office:value="156119" calcext:value-type="float">
            <text:p>156119</text:p>
          </table:table-cell>
        </table:table-row>
        <table:table-row table:style-name="ro1">
          <table:table-cell office:value-type="float" office:value="143956" calcext:value-type="float">
            <text:p>143956</text:p>
          </table:table-cell>
          <table:table-cell office:value-type="float" office:value="148270" calcext:value-type="float">
            <text:p>148270</text:p>
          </table:table-cell>
        </table:table-row>
        <table:table-row table:style-name="ro1">
          <table:table-cell office:value-type="float" office:value="140863" calcext:value-type="float">
            <text:p>140863</text:p>
          </table:table-cell>
          <table:table-cell office:value-type="float" office:value="148384" calcext:value-type="float">
            <text:p>148384</text:p>
          </table:table-cell>
        </table:table-row>
        <table:table-row table:style-name="ro1">
          <table:table-cell office:value-type="float" office:value="144274" calcext:value-type="float">
            <text:p>144274</text:p>
          </table:table-cell>
          <table:table-cell office:value-type="float" office:value="150385" calcext:value-type="float">
            <text:p>150385</text:p>
          </table:table-cell>
        </table:table-row>
        <table:table-row table:style-name="ro1">
          <table:table-cell office:value-type="float" office:value="138209" calcext:value-type="float">
            <text:p>138209</text:p>
          </table:table-cell>
          <table:table-cell office:value-type="float" office:value="159444" calcext:value-type="float">
            <text:p>159444</text:p>
          </table:table-cell>
        </table:table-row>
        <table:table-row table:style-name="ro1">
          <table:table-cell office:value-type="float" office:value="139279" calcext:value-type="float">
            <text:p>139279</text:p>
          </table:table-cell>
          <table:table-cell office:value-type="float" office:value="151251" calcext:value-type="float">
            <text:p>151251</text:p>
          </table:table-cell>
        </table:table-row>
        <table:table-row table:style-name="ro1">
          <table:table-cell office:value-type="float" office:value="143435" calcext:value-type="float">
            <text:p>143435</text:p>
          </table:table-cell>
          <table:table-cell office:value-type="float" office:value="150475" calcext:value-type="float">
            <text:p>150475</text:p>
          </table:table-cell>
        </table:table-row>
        <table:table-row table:style-name="ro1">
          <table:table-cell office:value-type="float" office:value="145023" calcext:value-type="float">
            <text:p>145023</text:p>
          </table:table-cell>
          <table:table-cell office:value-type="float" office:value="145449" calcext:value-type="float">
            <text:p>145449</text:p>
          </table:table-cell>
        </table:table-row>
        <table:table-row table:style-name="ro1">
          <table:table-cell office:value-type="float" office:value="151763" calcext:value-type="float">
            <text:p>151763</text:p>
          </table:table-cell>
          <table:table-cell office:value-type="float" office:value="140879" calcext:value-type="float">
            <text:p>140879</text:p>
          </table:table-cell>
        </table:table-row>
        <table:table-row table:style-name="ro1">
          <table:table-cell office:value-type="float" office:value="146616" calcext:value-type="float">
            <text:p>146616</text:p>
          </table:table-cell>
          <table:table-cell office:value-type="float" office:value="140401" calcext:value-type="float">
            <text:p>140401</text:p>
          </table:table-cell>
        </table:table-row>
        <table:table-row table:style-name="ro1">
          <table:table-cell office:value-type="float" office:value="139173" calcext:value-type="float">
            <text:p>139173</text:p>
          </table:table-cell>
          <table:table-cell office:value-type="float" office:value="140044" calcext:value-type="float">
            <text:p>140044</text:p>
          </table:table-cell>
        </table:table-row>
        <table:table-row table:style-name="ro1">
          <table:table-cell office:value-type="float" office:value="140555" calcext:value-type="float">
            <text:p>140555</text:p>
          </table:table-cell>
          <table:table-cell office:value-type="float" office:value="143477" calcext:value-type="float">
            <text:p>143477</text:p>
          </table:table-cell>
        </table:table-row>
        <table:table-row table:style-name="ro1">
          <table:table-cell office:value-type="float" office:value="141229" calcext:value-type="float">
            <text:p>141229</text:p>
          </table:table-cell>
          <table:table-cell office:value-type="float" office:value="139376" calcext:value-type="float">
            <text:p>139376</text:p>
          </table:table-cell>
        </table:table-row>
        <table:table-row table:style-name="ro1">
          <table:table-cell office:value-type="float" office:value="137538" calcext:value-type="float">
            <text:p>137538</text:p>
          </table:table-cell>
          <table:table-cell office:value-type="float" office:value="140194" calcext:value-type="float">
            <text:p>140194</text:p>
          </table:table-cell>
        </table:table-row>
        <table:table-row table:style-name="ro1">
          <table:table-cell office:value-type="float" office:value="164650" calcext:value-type="float">
            <text:p>164650</text:p>
          </table:table-cell>
          <table:table-cell office:value-type="float" office:value="145431" calcext:value-type="float">
            <text:p>145431</text:p>
          </table:table-cell>
        </table:table-row>
        <table:table-row table:style-name="ro1">
          <table:table-cell office:value-type="float" office:value="145983" calcext:value-type="float">
            <text:p>145983</text:p>
          </table:table-cell>
          <table:table-cell office:value-type="float" office:value="143444" calcext:value-type="float">
            <text:p>143444</text:p>
          </table:table-cell>
        </table:table-row>
        <table:table-row table:style-name="ro1">
          <table:table-cell office:value-type="float" office:value="156027" calcext:value-type="float">
            <text:p>156027</text:p>
          </table:table-cell>
          <table:table-cell office:value-type="float" office:value="141909" calcext:value-type="float">
            <text:p>141909</text:p>
          </table:table-cell>
        </table:table-row>
        <table:table-row table:style-name="ro1">
          <table:table-cell office:value-type="float" office:value="172221" calcext:value-type="float">
            <text:p>172221</text:p>
          </table:table-cell>
          <table:table-cell office:value-type="float" office:value="138581" calcext:value-type="float">
            <text:p>138581</text:p>
          </table:table-cell>
        </table:table-row>
        <table:table-row table:style-name="ro1">
          <table:table-cell office:value-type="float" office:value="182849" calcext:value-type="float">
            <text:p>182849</text:p>
          </table:table-cell>
          <table:table-cell office:value-type="float" office:value="142545" calcext:value-type="float">
            <text:p>142545</text:p>
          </table:table-cell>
        </table:table-row>
        <table:table-row table:style-name="ro1">
          <table:table-cell office:value-type="float" office:value="160769" calcext:value-type="float">
            <text:p>160769</text:p>
          </table:table-cell>
          <table:table-cell office:value-type="float" office:value="144121" calcext:value-type="float">
            <text:p>144121</text:p>
          </table:table-cell>
        </table:table-row>
        <table:table-row table:style-name="ro1">
          <table:table-cell office:value-type="float" office:value="157372" calcext:value-type="float">
            <text:p>157372</text:p>
          </table:table-cell>
          <table:table-cell office:value-type="float" office:value="140570" calcext:value-type="float">
            <text:p>140570</text:p>
          </table:table-cell>
        </table:table-row>
        <table:table-row table:style-name="ro1">
          <table:table-cell office:value-type="float" office:value="167704" calcext:value-type="float">
            <text:p>167704</text:p>
          </table:table-cell>
          <table:table-cell office:value-type="float" office:value="139269" calcext:value-type="float">
            <text:p>139269</text:p>
          </table:table-cell>
        </table:table-row>
        <table:table-row table:style-name="ro1">
          <table:table-cell office:value-type="float" office:value="173334" calcext:value-type="float">
            <text:p>173334</text:p>
          </table:table-cell>
          <table:table-cell office:value-type="float" office:value="147888" calcext:value-type="float">
            <text:p>147888</text:p>
          </table:table-cell>
        </table:table-row>
        <table:table-row table:style-name="ro1">
          <table:table-cell office:value-type="float" office:value="159963" calcext:value-type="float">
            <text:p>159963</text:p>
          </table:table-cell>
          <table:table-cell office:value-type="float" office:value="146018" calcext:value-type="float">
            <text:p>146018</text:p>
          </table:table-cell>
        </table:table-row>
        <table:table-row table:style-name="ro1">
          <table:table-cell office:value-type="float" office:value="168278" calcext:value-type="float">
            <text:p>168278</text:p>
          </table:table-cell>
          <table:table-cell office:value-type="float" office:value="149974" calcext:value-type="float">
            <text:p>149974</text:p>
          </table:table-cell>
        </table:table-row>
        <table:table-row table:style-name="ro1">
          <table:table-cell office:value-type="float" office:value="162696" calcext:value-type="float">
            <text:p>162696</text:p>
          </table:table-cell>
          <table:table-cell office:value-type="float" office:value="138628" calcext:value-type="float">
            <text:p>138628</text:p>
          </table:table-cell>
        </table:table-row>
        <table:table-row table:style-name="ro1">
          <table:table-cell office:value-type="float" office:value="155545" calcext:value-type="float">
            <text:p>155545</text:p>
          </table:table-cell>
          <table:table-cell office:value-type="float" office:value="140470" calcext:value-type="float">
            <text:p>140470</text:p>
          </table:table-cell>
        </table:table-row>
        <table:table-row table:style-name="ro1">
          <table:table-cell office:value-type="float" office:value="160935" calcext:value-type="float">
            <text:p>160935</text:p>
          </table:table-cell>
          <table:table-cell office:value-type="float" office:value="143679" calcext:value-type="float">
            <text:p>143679</text:p>
          </table:table-cell>
        </table:table-row>
        <table:table-row table:style-name="ro1">
          <table:table-cell office:value-type="float" office:value="169367" calcext:value-type="float">
            <text:p>169367</text:p>
          </table:table-cell>
          <table:table-cell office:value-type="float" office:value="140704" calcext:value-type="float">
            <text:p>140704</text:p>
          </table:table-cell>
        </table:table-row>
        <table:table-row table:style-name="ro1">
          <table:table-cell office:value-type="float" office:value="157750" calcext:value-type="float">
            <text:p>157750</text:p>
          </table:table-cell>
          <table:table-cell office:value-type="float" office:value="149722" calcext:value-type="float">
            <text:p>149722</text:p>
          </table:table-cell>
        </table:table-row>
        <table:table-row table:style-name="ro1">
          <table:table-cell office:value-type="float" office:value="160056" calcext:value-type="float">
            <text:p>160056</text:p>
          </table:table-cell>
          <table:table-cell office:value-type="float" office:value="143111" calcext:value-type="float">
            <text:p>143111</text:p>
          </table:table-cell>
        </table:table-row>
        <table:table-row table:style-name="ro1">
          <table:table-cell office:value-type="float" office:value="153905" calcext:value-type="float">
            <text:p>153905</text:p>
          </table:table-cell>
          <table:table-cell office:value-type="float" office:value="147936" calcext:value-type="float">
            <text:p>147936</text:p>
          </table:table-cell>
        </table:table-row>
        <table:table-row table:style-name="ro1">
          <table:table-cell office:value-type="float" office:value="156591" calcext:value-type="float">
            <text:p>156591</text:p>
          </table:table-cell>
          <table:table-cell office:value-type="float" office:value="142249" calcext:value-type="float">
            <text:p>142249</text:p>
          </table:table-cell>
        </table:table-row>
        <table:table-row table:style-name="ro1">
          <table:table-cell office:value-type="float" office:value="151942" calcext:value-type="float">
            <text:p>151942</text:p>
          </table:table-cell>
          <table:table-cell office:value-type="float" office:value="155090" calcext:value-type="float">
            <text:p>155090</text:p>
          </table:table-cell>
        </table:table-row>
        <table:table-row table:style-name="ro1">
          <table:table-cell office:value-type="float" office:value="154364" calcext:value-type="float">
            <text:p>154364</text:p>
          </table:table-cell>
          <table:table-cell office:value-type="float" office:value="152741" calcext:value-type="float">
            <text:p>152741</text:p>
          </table:table-cell>
        </table:table-row>
        <table:table-row table:style-name="ro1">
          <table:table-cell office:value-type="float" office:value="155350" calcext:value-type="float">
            <text:p>155350</text:p>
          </table:table-cell>
          <table:table-cell office:value-type="float" office:value="152060" calcext:value-type="float">
            <text:p>152060</text:p>
          </table:table-cell>
        </table:table-row>
        <table:table-row table:style-name="ro1">
          <table:table-cell office:value-type="float" office:value="157162" calcext:value-type="float">
            <text:p>157162</text:p>
          </table:table-cell>
          <table:table-cell office:value-type="float" office:value="153607" calcext:value-type="float">
            <text:p>153607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152590" calcext:value-type="float">
            <text:p>152590</text:p>
          </table:table-cell>
        </table:table-row>
        <table:table-row table:style-name="ro1">
          <table:table-cell office:value-type="float" office:value="153263" calcext:value-type="float">
            <text:p>153263</text:p>
          </table:table-cell>
          <table:table-cell office:value-type="float" office:value="151403" calcext:value-type="float">
            <text:p>151403</text:p>
          </table:table-cell>
        </table:table-row>
        <table:table-row table:style-name="ro1">
          <table:table-cell office:value-type="float" office:value="155615" calcext:value-type="float">
            <text:p>155615</text:p>
          </table:table-cell>
          <table:table-cell office:value-type="float" office:value="159161" calcext:value-type="float">
            <text:p>159161</text:p>
          </table:table-cell>
        </table:table-row>
        <table:table-row table:style-name="ro1">
          <table:table-cell office:value-type="float" office:value="146612" calcext:value-type="float">
            <text:p>146612</text:p>
          </table:table-cell>
          <table:table-cell office:value-type="float" office:value="148465" calcext:value-type="float">
            <text:p>148465</text:p>
          </table:table-cell>
        </table:table-row>
        <table:table-row table:style-name="ro1">
          <table:table-cell office:value-type="float" office:value="144772" calcext:value-type="float">
            <text:p>144772</text:p>
          </table:table-cell>
          <table:table-cell office:value-type="float" office:value="147310" calcext:value-type="float">
            <text:p>147310</text:p>
          </table:table-cell>
        </table:table-row>
        <table:table-row table:style-name="ro1">
          <table:table-cell office:value-type="float" office:value="141861" calcext:value-type="float">
            <text:p>141861</text:p>
          </table:table-cell>
          <table:table-cell office:value-type="float" office:value="147788" calcext:value-type="float">
            <text:p>147788</text:p>
          </table:table-cell>
        </table:table-row>
        <table:table-row table:style-name="ro1">
          <table:table-cell office:value-type="float" office:value="148078" calcext:value-type="float">
            <text:p>148078</text:p>
          </table:table-cell>
          <table:table-cell office:value-type="float" office:value="146985" calcext:value-type="float">
            <text:p>146985</text:p>
          </table:table-cell>
        </table:table-row>
        <table:table-row table:style-name="ro1">
          <table:table-cell office:value-type="float" office:value="144818" calcext:value-type="float">
            <text:p>144818</text:p>
          </table:table-cell>
          <table:table-cell office:value-type="float" office:value="147000" calcext:value-type="float">
            <text:p>147000</text:p>
          </table:table-cell>
        </table:table-row>
        <table:table-row table:style-name="ro1">
          <table:table-cell office:value-type="float" office:value="142175" calcext:value-type="float">
            <text:p>142175</text:p>
          </table:table-cell>
          <table:table-cell office:value-type="float" office:value="147874" calcext:value-type="float">
            <text:p>147874</text:p>
          </table:table-cell>
        </table:table-row>
        <table:table-row table:style-name="ro1">
          <table:table-cell office:value-type="float" office:value="141052" calcext:value-type="float">
            <text:p>141052</text:p>
          </table:table-cell>
          <table:table-cell office:value-type="float" office:value="150735" calcext:value-type="float">
            <text:p>150735</text:p>
          </table:table-cell>
        </table:table-row>
        <table:table-row table:style-name="ro1">
          <table:table-cell office:value-type="float" office:value="144780" calcext:value-type="float">
            <text:p>144780</text:p>
          </table:table-cell>
          <table:table-cell office:value-type="float" office:value="147257" calcext:value-type="float">
            <text:p>147257</text:p>
          </table:table-cell>
        </table:table-row>
        <table:table-row table:style-name="ro1">
          <table:table-cell office:value-type="float" office:value="142796" calcext:value-type="float">
            <text:p>142796</text:p>
          </table:table-cell>
          <table:table-cell office:value-type="float" office:value="149119" calcext:value-type="float">
            <text:p>149119</text:p>
          </table:table-cell>
        </table:table-row>
        <table:table-row table:style-name="ro1">
          <table:table-cell office:value-type="float" office:value="147511" calcext:value-type="float">
            <text:p>147511</text:p>
          </table:table-cell>
          <table:table-cell office:value-type="float" office:value="152559" calcext:value-type="float">
            <text:p>152559</text:p>
          </table:table-cell>
        </table:table-row>
        <table:table-row table:style-name="ro1">
          <table:table-cell office:value-type="float" office:value="140959" calcext:value-type="float">
            <text:p>140959</text:p>
          </table:table-cell>
          <table:table-cell office:value-type="float" office:value="152984" calcext:value-type="float">
            <text:p>152984</text:p>
          </table:table-cell>
        </table:table-row>
        <table:table-row table:style-name="ro1">
          <table:table-cell office:value-type="float" office:value="140795" calcext:value-type="float">
            <text:p>140795</text:p>
          </table:table-cell>
          <table:table-cell office:value-type="float" office:value="156037" calcext:value-type="float">
            <text:p>156037</text:p>
          </table:table-cell>
        </table:table-row>
        <table:table-row table:style-name="ro1">
          <table:table-cell office:value-type="float" office:value="142909" calcext:value-type="float">
            <text:p>142909</text:p>
          </table:table-cell>
          <table:table-cell office:value-type="float" office:value="153531" calcext:value-type="float">
            <text:p>153531</text:p>
          </table:table-cell>
        </table:table-row>
        <table:table-row table:style-name="ro1">
          <table:table-cell office:value-type="float" office:value="160002" calcext:value-type="float">
            <text:p>160002</text:p>
          </table:table-cell>
          <table:table-cell office:value-type="float" office:value="151220" calcext:value-type="float">
            <text:p>151220</text:p>
          </table:table-cell>
        </table:table-row>
        <table:table-row table:style-name="ro1">
          <table:table-cell office:value-type="float" office:value="144735" calcext:value-type="float">
            <text:p>144735</text:p>
          </table:table-cell>
          <table:table-cell office:value-type="float" office:value="157281" calcext:value-type="float">
            <text:p>157281</text:p>
          </table:table-cell>
        </table:table-row>
        <table:table-row table:style-name="ro1">
          <table:table-cell office:value-type="float" office:value="142146" calcext:value-type="float">
            <text:p>142146</text:p>
          </table:table-cell>
          <table:table-cell office:value-type="float" office:value="151015" calcext:value-type="float">
            <text:p>151015</text:p>
          </table:table-cell>
        </table:table-row>
        <table:table-row table:style-name="ro1">
          <table:table-cell office:value-type="float" office:value="143587" calcext:value-type="float">
            <text:p>143587</text:p>
          </table:table-cell>
          <table:table-cell office:value-type="float" office:value="153671" calcext:value-type="float">
            <text:p>153671</text:p>
          </table:table-cell>
        </table:table-row>
        <table:table-row table:style-name="ro1">
          <table:table-cell office:value-type="float" office:value="146736" calcext:value-type="float">
            <text:p>146736</text:p>
          </table:table-cell>
          <table:table-cell office:value-type="float" office:value="150015" calcext:value-type="float">
            <text:p>150015</text:p>
          </table:table-cell>
        </table:table-row>
        <table:table-row table:style-name="ro1">
          <table:table-cell office:value-type="float" office:value="154569" calcext:value-type="float">
            <text:p>154569</text:p>
          </table:table-cell>
          <table:table-cell office:value-type="float" office:value="146181" calcext:value-type="float">
            <text:p>146181</text:p>
          </table:table-cell>
        </table:table-row>
        <table:table-row table:style-name="ro1">
          <table:table-cell office:value-type="float" office:value="142627" calcext:value-type="float">
            <text:p>142627</text:p>
          </table:table-cell>
          <table:table-cell office:value-type="float" office:value="142945" calcext:value-type="float">
            <text:p>142945</text:p>
          </table:table-cell>
        </table:table-row>
        <table:table-row table:style-name="ro1">
          <table:table-cell office:value-type="float" office:value="143927" calcext:value-type="float">
            <text:p>143927</text:p>
          </table:table-cell>
          <table:table-cell office:value-type="float" office:value="141659" calcext:value-type="float">
            <text:p>141659</text:p>
          </table:table-cell>
        </table:table-row>
        <table:table-row table:style-name="ro1">
          <table:table-cell office:value-type="float" office:value="145274" calcext:value-type="float">
            <text:p>145274</text:p>
          </table:table-cell>
          <table:table-cell office:value-type="float" office:value="143167" calcext:value-type="float">
            <text:p>143167</text:p>
          </table:table-cell>
        </table:table-row>
        <table:table-row table:style-name="ro1">
          <table:table-cell office:value-type="float" office:value="145813" calcext:value-type="float">
            <text:p>145813</text:p>
          </table:table-cell>
          <table:table-cell office:value-type="float" office:value="147031" calcext:value-type="float">
            <text:p>147031</text:p>
          </table:table-cell>
        </table:table-row>
        <table:table-row table:style-name="ro1">
          <table:table-cell office:value-type="float" office:value="140219" calcext:value-type="float">
            <text:p>140219</text:p>
          </table:table-cell>
          <table:table-cell office:value-type="float" office:value="142801" calcext:value-type="float">
            <text:p>142801</text:p>
          </table:table-cell>
        </table:table-row>
        <table:table-row table:style-name="ro1">
          <table:table-cell office:value-type="float" office:value="143007" calcext:value-type="float">
            <text:p>143007</text:p>
          </table:table-cell>
          <table:table-cell office:value-type="float" office:value="141641" calcext:value-type="float">
            <text:p>141641</text:p>
          </table:table-cell>
        </table:table-row>
        <table:table-row table:style-name="ro1">
          <table:table-cell office:value-type="float" office:value="145360" calcext:value-type="float">
            <text:p>145360</text:p>
          </table:table-cell>
          <table:table-cell office:value-type="float" office:value="142428" calcext:value-type="float">
            <text:p>142428</text:p>
          </table:table-cell>
        </table:table-row>
        <table:table-row table:style-name="ro1">
          <table:table-cell office:value-type="float" office:value="148417" calcext:value-type="float">
            <text:p>148417</text:p>
          </table:table-cell>
          <table:table-cell office:value-type="float" office:value="144620" calcext:value-type="float">
            <text:p>144620</text:p>
          </table:table-cell>
        </table:table-row>
        <table:table-row table:style-name="ro1">
          <table:table-cell office:value-type="float" office:value="149199" calcext:value-type="float">
            <text:p>149199</text:p>
          </table:table-cell>
          <table:table-cell office:value-type="float" office:value="138738" calcext:value-type="float">
            <text:p>138738</text:p>
          </table:table-cell>
        </table:table-row>
        <table:table-row table:style-name="ro1">
          <table:table-cell office:value-type="float" office:value="156004" calcext:value-type="float">
            <text:p>156004</text:p>
          </table:table-cell>
          <table:table-cell office:value-type="float" office:value="142738" calcext:value-type="float">
            <text:p>142738</text:p>
          </table:table-cell>
        </table:table-row>
        <table:table-row table:style-name="ro1">
          <table:table-cell office:value-type="float" office:value="159972" calcext:value-type="float">
            <text:p>159972</text:p>
          </table:table-cell>
          <table:table-cell office:value-type="float" office:value="145190" calcext:value-type="float">
            <text:p>145190</text:p>
          </table:table-cell>
        </table:table-row>
        <table:table-row table:style-name="ro1">
          <table:table-cell office:value-type="float" office:value="149661" calcext:value-type="float">
            <text:p>149661</text:p>
          </table:table-cell>
          <table:table-cell office:value-type="float" office:value="142231" calcext:value-type="float">
            <text:p>142231</text:p>
          </table:table-cell>
        </table:table-row>
        <table:table-row table:style-name="ro1">
          <table:table-cell office:value-type="float" office:value="153847" calcext:value-type="float">
            <text:p>153847</text:p>
          </table:table-cell>
          <table:table-cell office:value-type="float" office:value="140622" calcext:value-type="float">
            <text:p>140622</text:p>
          </table:table-cell>
        </table:table-row>
        <table:table-row table:style-name="ro1">
          <table:table-cell office:value-type="float" office:value="155444" calcext:value-type="float">
            <text:p>155444</text:p>
          </table:table-cell>
          <table:table-cell office:value-type="float" office:value="145678" calcext:value-type="float">
            <text:p>145678</text:p>
          </table:table-cell>
        </table:table-row>
        <table:table-row table:style-name="ro1">
          <table:table-cell office:value-type="float" office:value="163826" calcext:value-type="float">
            <text:p>163826</text:p>
          </table:table-cell>
          <table:table-cell office:value-type="float" office:value="145928" calcext:value-type="float">
            <text:p>145928</text:p>
          </table:table-cell>
        </table:table-row>
        <table:table-row table:style-name="ro1">
          <table:table-cell office:value-type="float" office:value="155790" calcext:value-type="float">
            <text:p>155790</text:p>
          </table:table-cell>
          <table:table-cell office:value-type="float" office:value="140492" calcext:value-type="float">
            <text:p>140492</text:p>
          </table:table-cell>
        </table:table-row>
        <table:table-row table:style-name="ro1">
          <table:table-cell office:value-type="float" office:value="150836" calcext:value-type="float">
            <text:p>150836</text:p>
          </table:table-cell>
          <table:table-cell office:value-type="float" office:value="136280" calcext:value-type="float">
            <text:p>136280</text:p>
          </table:table-cell>
        </table:table-row>
        <table:table-row table:style-name="ro1">
          <table:table-cell office:value-type="float" office:value="152878" calcext:value-type="float">
            <text:p>152878</text:p>
          </table:table-cell>
          <table:table-cell office:value-type="float" office:value="139575" calcext:value-type="float">
            <text:p>139575</text:p>
          </table:table-cell>
        </table:table-row>
        <table:table-row table:style-name="ro1">
          <table:table-cell office:value-type="float" office:value="155408" calcext:value-type="float">
            <text:p>155408</text:p>
          </table:table-cell>
          <table:table-cell office:value-type="float" office:value="143216" calcext:value-type="float">
            <text:p>143216</text:p>
          </table:table-cell>
        </table:table-row>
        <table:table-row table:style-name="ro1">
          <table:table-cell office:value-type="float" office:value="152456" calcext:value-type="float">
            <text:p>152456</text:p>
          </table:table-cell>
          <table:table-cell office:value-type="float" office:value="137811" calcext:value-type="float">
            <text:p>137811</text:p>
          </table:table-cell>
        </table:table-row>
        <table:table-row table:style-name="ro1">
          <table:table-cell office:value-type="float" office:value="163607" calcext:value-type="float">
            <text:p>163607</text:p>
          </table:table-cell>
          <table:table-cell office:value-type="float" office:value="139678" calcext:value-type="float">
            <text:p>139678</text:p>
          </table:table-cell>
        </table:table-row>
        <table:table-row table:style-name="ro1">
          <table:table-cell office:value-type="float" office:value="170934" calcext:value-type="float">
            <text:p>170934</text:p>
          </table:table-cell>
          <table:table-cell office:value-type="float" office:value="139091" calcext:value-type="float">
            <text:p>139091</text:p>
          </table:table-cell>
        </table:table-row>
        <table:table-row table:style-name="ro1">
          <table:table-cell office:value-type="float" office:value="180394" calcext:value-type="float">
            <text:p>180394</text:p>
          </table:table-cell>
          <table:table-cell office:value-type="float" office:value="140141" calcext:value-type="float">
            <text:p>140141</text:p>
          </table:table-cell>
        </table:table-row>
        <table:table-row table:style-name="ro1">
          <table:table-cell office:value-type="float" office:value="163624" calcext:value-type="float">
            <text:p>163624</text:p>
          </table:table-cell>
          <table:table-cell office:value-type="float" office:value="141449" calcext:value-type="float">
            <text:p>141449</text:p>
          </table:table-cell>
        </table:table-row>
        <table:table-row table:style-name="ro1">
          <table:table-cell office:value-type="float" office:value="168116" calcext:value-type="float">
            <text:p>168116</text:p>
          </table:table-cell>
          <table:table-cell office:value-type="float" office:value="143164" calcext:value-type="float">
            <text:p>143164</text:p>
          </table:table-cell>
        </table:table-row>
        <table:table-row table:style-name="ro1">
          <table:table-cell office:value-type="float" office:value="156671" calcext:value-type="float">
            <text:p>156671</text:p>
          </table:table-cell>
          <table:table-cell office:value-type="float" office:value="147156" calcext:value-type="float">
            <text:p>147156</text:p>
          </table:table-cell>
        </table:table-row>
        <table:table-row table:style-name="ro1">
          <table:table-cell office:value-type="float" office:value="151653" calcext:value-type="float">
            <text:p>151653</text:p>
          </table:table-cell>
          <table:table-cell office:value-type="float" office:value="150066" calcext:value-type="float">
            <text:p>150066</text:p>
          </table:table-cell>
        </table:table-row>
        <table:table-row table:style-name="ro1">
          <table:table-cell office:value-type="float" office:value="157264" calcext:value-type="float">
            <text:p>157264</text:p>
          </table:table-cell>
          <table:table-cell office:value-type="float" office:value="149884" calcext:value-type="float">
            <text:p>149884</text:p>
          </table:table-cell>
        </table:table-row>
        <table:table-row table:style-name="ro1">
          <table:table-cell office:value-type="float" office:value="156069" calcext:value-type="float">
            <text:p>156069</text:p>
          </table:table-cell>
          <table:table-cell office:value-type="float" office:value="152689" calcext:value-type="float">
            <text:p>152689</text:p>
          </table:table-cell>
        </table:table-row>
        <table:table-row table:style-name="ro1">
          <table:table-cell office:value-type="float" office:value="155689" calcext:value-type="float">
            <text:p>155689</text:p>
          </table:table-cell>
          <table:table-cell office:value-type="float" office:value="151065" calcext:value-type="float">
            <text:p>151065</text:p>
          </table:table-cell>
        </table:table-row>
        <table:table-row table:style-name="ro1">
          <table:table-cell office:value-type="float" office:value="245750" calcext:value-type="float">
            <text:p>245750</text:p>
          </table:table-cell>
          <table:table-cell office:value-type="float" office:value="156866" calcext:value-type="float">
            <text:p>156866</text:p>
          </table:table-cell>
        </table:table-row>
        <table:table-row table:style-name="ro1">
          <table:table-cell office:value-type="float" office:value="268662" calcext:value-type="float">
            <text:p>268662</text:p>
          </table:table-cell>
          <table:table-cell office:value-type="float" office:value="152436" calcext:value-type="float">
            <text:p>152436</text:p>
          </table:table-cell>
        </table:table-row>
        <table:table-row table:style-name="ro1">
          <table:table-cell office:value-type="float" office:value="266527" calcext:value-type="float">
            <text:p>266527</text:p>
          </table:table-cell>
          <table:table-cell office:value-type="float" office:value="149332" calcext:value-type="float">
            <text:p>149332</text:p>
          </table:table-cell>
        </table:table-row>
        <table:table-row table:style-name="ro1">
          <table:table-cell office:value-type="float" office:value="263918" calcext:value-type="float">
            <text:p>263918</text:p>
          </table:table-cell>
          <table:table-cell office:value-type="float" office:value="151566" calcext:value-type="float">
            <text:p>151566</text:p>
          </table:table-cell>
        </table:table-row>
        <table:table-row table:style-name="ro1">
          <table:table-cell office:value-type="float" office:value="266701" calcext:value-type="float">
            <text:p>266701</text:p>
          </table:table-cell>
          <table:table-cell office:value-type="float" office:value="153664" calcext:value-type="float">
            <text:p>153664</text:p>
          </table:table-cell>
        </table:table-row>
        <table:table-row table:style-name="ro1">
          <table:table-cell office:value-type="float" office:value="277819" calcext:value-type="float">
            <text:p>277819</text:p>
          </table:table-cell>
          <table:table-cell office:value-type="float" office:value="150584" calcext:value-type="float">
            <text:p>150584</text:p>
          </table:table-cell>
        </table:table-row>
        <table:table-row table:style-name="ro1">
          <table:table-cell office:value-type="float" office:value="256792" calcext:value-type="float">
            <text:p>256792</text:p>
          </table:table-cell>
          <table:table-cell office:value-type="float" office:value="150212" calcext:value-type="float">
            <text:p>150212</text:p>
          </table:table-cell>
        </table:table-row>
        <table:table-row table:style-name="ro1">
          <table:table-cell office:value-type="float" office:value="274950" calcext:value-type="float">
            <text:p>274950</text:p>
          </table:table-cell>
          <table:table-cell office:value-type="float" office:value="149136" calcext:value-type="float">
            <text:p>149136</text:p>
          </table:table-cell>
        </table:table-row>
        <table:table-row table:style-name="ro1">
          <table:table-cell office:value-type="float" office:value="244552" calcext:value-type="float">
            <text:p>244552</text:p>
          </table:table-cell>
          <table:table-cell office:value-type="float" office:value="148078" calcext:value-type="float">
            <text:p>148078</text:p>
          </table:table-cell>
        </table:table-row>
        <table:table-row table:style-name="ro1">
          <table:table-cell office:value-type="float" office:value="245924" calcext:value-type="float">
            <text:p>245924</text:p>
          </table:table-cell>
          <table:table-cell office:value-type="float" office:value="151816" calcext:value-type="float">
            <text:p>151816</text:p>
          </table:table-cell>
        </table:table-row>
        <table:table-row table:style-name="ro1">
          <table:table-cell office:value-type="float" office:value="252232" calcext:value-type="float">
            <text:p>252232</text:p>
          </table:table-cell>
          <table:table-cell office:value-type="float" office:value="150302" calcext:value-type="float">
            <text:p>150302</text:p>
          </table:table-cell>
        </table:table-row>
        <table:table-row table:style-name="ro1">
          <table:table-cell office:value-type="float" office:value="254821" calcext:value-type="float">
            <text:p>254821</text:p>
          </table:table-cell>
          <table:table-cell office:value-type="float" office:value="157286" calcext:value-type="float">
            <text:p>157286</text:p>
          </table:table-cell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float" office:value="152623" calcext:value-type="float">
            <text:p>152623</text:p>
          </table:table-cell>
        </table:table-row>
        <table:table-row table:style-name="ro1">
          <table:table-cell office:value-type="float" office:value="252659" calcext:value-type="float">
            <text:p>252659</text:p>
          </table:table-cell>
          <table:table-cell office:value-type="float" office:value="152703" calcext:value-type="float">
            <text:p>152703</text:p>
          </table:table-cell>
        </table:table-row>
        <table:table-row table:style-name="ro1">
          <table:table-cell office:value-type="float" office:value="235373" calcext:value-type="float">
            <text:p>235373</text:p>
          </table:table-cell>
          <table:table-cell office:value-type="float" office:value="146350" calcext:value-type="float">
            <text:p>146350</text:p>
          </table:table-cell>
        </table:table-row>
        <table:table-row table:style-name="ro1">
          <table:table-cell office:value-type="float" office:value="174911" calcext:value-type="float">
            <text:p>174911</text:p>
          </table:table-cell>
          <table:table-cell office:value-type="float" office:value="147435" calcext:value-type="float">
            <text:p>147435</text:p>
          </table:table-cell>
        </table:table-row>
        <table:table-row table:style-name="ro1">
          <table:table-cell office:value-type="float" office:value="177399" calcext:value-type="float">
            <text:p>177399</text:p>
          </table:table-cell>
          <table:table-cell office:value-type="float" office:value="151759" calcext:value-type="float">
            <text:p>151759</text:p>
          </table:table-cell>
        </table:table-row>
        <table:table-row table:style-name="ro1">
          <table:table-cell office:value-type="float" office:value="166960" calcext:value-type="float">
            <text:p>166960</text:p>
          </table:table-cell>
          <table:table-cell office:value-type="float" office:value="152418" calcext:value-type="float">
            <text:p>152418</text:p>
          </table:table-cell>
        </table:table-row>
        <table:table-row table:style-name="ro1">
          <table:table-cell office:value-type="float" office:value="170825" calcext:value-type="float">
            <text:p>170825</text:p>
          </table:table-cell>
          <table:table-cell office:value-type="float" office:value="156276" calcext:value-type="float">
            <text:p>156276</text:p>
          </table:table-cell>
        </table:table-row>
        <table:table-row table:style-name="ro1">
          <table:table-cell office:value-type="float" office:value="166212" calcext:value-type="float">
            <text:p>166212</text:p>
          </table:table-cell>
          <table:table-cell office:value-type="float" office:value="150831" calcext:value-type="float">
            <text:p>150831</text:p>
          </table:table-cell>
        </table:table-row>
        <table:table-row table:style-name="ro1">
          <table:table-cell office:value-type="float" office:value="163540" calcext:value-type="float">
            <text:p>163540</text:p>
          </table:table-cell>
          <table:table-cell office:value-type="float" office:value="224049" calcext:value-type="float">
            <text:p>224049</text:p>
          </table:table-cell>
        </table:table-row>
        <table:table-row table:style-name="ro1">
          <table:table-cell office:value-type="float" office:value="165569" calcext:value-type="float">
            <text:p>165569</text:p>
          </table:table-cell>
          <table:table-cell office:value-type="float" office:value="244996" calcext:value-type="float">
            <text:p>244996</text:p>
          </table:table-cell>
        </table:table-row>
        <table:table-row table:style-name="ro1">
          <table:table-cell office:value-type="float" office:value="163251" calcext:value-type="float">
            <text:p>163251</text:p>
          </table:table-cell>
          <table:table-cell office:value-type="float" office:value="237393" calcext:value-type="float">
            <text:p>237393</text:p>
          </table:table-cell>
        </table:table-row>
        <table:table-row table:style-name="ro1">
          <table:table-cell office:value-type="float" office:value="179950" calcext:value-type="float">
            <text:p>179950</text:p>
          </table:table-cell>
          <table:table-cell office:value-type="float" office:value="244865" calcext:value-type="float">
            <text:p>244865</text:p>
          </table:table-cell>
        </table:table-row>
        <table:table-row table:style-name="ro1">
          <table:table-cell office:value-type="float" office:value="173585" calcext:value-type="float">
            <text:p>173585</text:p>
          </table:table-cell>
          <table:table-cell office:value-type="float" office:value="261380" calcext:value-type="float">
            <text:p>261380</text:p>
          </table:table-cell>
        </table:table-row>
        <table:table-row table:style-name="ro1">
          <table:table-cell office:value-type="float" office:value="163539" calcext:value-type="float">
            <text:p>163539</text:p>
          </table:table-cell>
          <table:table-cell office:value-type="float" office:value="243501" calcext:value-type="float">
            <text:p>243501</text:p>
          </table:table-cell>
        </table:table-row>
        <table:table-row table:style-name="ro1">
          <table:table-cell office:value-type="float" office:value="171123" calcext:value-type="float">
            <text:p>171123</text:p>
          </table:table-cell>
          <table:table-cell office:value-type="float" office:value="245458" calcext:value-type="float">
            <text:p>245458</text:p>
          </table:table-cell>
        </table:table-row>
        <table:table-row table:style-name="ro1">
          <table:table-cell office:value-type="float" office:value="177850" calcext:value-type="float">
            <text:p>177850</text:p>
          </table:table-cell>
          <table:table-cell office:value-type="float" office:value="259807" calcext:value-type="float">
            <text:p>259807</text:p>
          </table:table-cell>
        </table:table-row>
        <table:table-row table:style-name="ro1">
          <table:table-cell office:value-type="float" office:value="180977" calcext:value-type="float">
            <text:p>180977</text:p>
          </table:table-cell>
          <table:table-cell office:value-type="float" office:value="255502" calcext:value-type="float">
            <text:p>255502</text:p>
          </table:table-cell>
        </table:table-row>
        <table:table-row table:style-name="ro1">
          <table:table-cell office:value-type="float" office:value="169317" calcext:value-type="float">
            <text:p>169317</text:p>
          </table:table-cell>
          <table:table-cell office:value-type="float" office:value="244888" calcext:value-type="float">
            <text:p>244888</text:p>
          </table:table-cell>
        </table:table-row>
        <table:table-row table:style-name="ro1">
          <table:table-cell office:value-type="float" office:value="171442" calcext:value-type="float">
            <text:p>171442</text:p>
          </table:table-cell>
          <table:table-cell office:value-type="float" office:value="246521" calcext:value-type="float">
            <text:p>246521</text:p>
          </table:table-cell>
        </table:table-row>
        <table:table-row table:style-name="ro1">
          <table:table-cell office:value-type="float" office:value="172556" calcext:value-type="float">
            <text:p>172556</text:p>
          </table:table-cell>
          <table:table-cell office:value-type="float" office:value="259277" calcext:value-type="float">
            <text:p>259277</text:p>
          </table:table-cell>
        </table:table-row>
        <table:table-row table:style-name="ro1">
          <table:table-cell office:value-type="float" office:value="171930" calcext:value-type="float">
            <text:p>171930</text:p>
          </table:table-cell>
          <table:table-cell office:value-type="float" office:value="240837" calcext:value-type="float">
            <text:p>240837</text:p>
          </table:table-cell>
        </table:table-row>
        <table:table-row table:style-name="ro1">
          <table:table-cell office:value-type="float" office:value="173448" calcext:value-type="float">
            <text:p>173448</text:p>
          </table:table-cell>
          <table:table-cell office:value-type="float" office:value="238436" calcext:value-type="float">
            <text:p>238436</text:p>
          </table:table-cell>
        </table:table-row>
        <table:table-row table:style-name="ro1">
          <table:table-cell office:value-type="float" office:value="188288" calcext:value-type="float">
            <text:p>188288</text:p>
          </table:table-cell>
          <table:table-cell office:value-type="float" office:value="237164" calcext:value-type="float">
            <text:p>237164</text:p>
          </table:table-cell>
        </table:table-row>
        <table:table-row table:style-name="ro1">
          <table:table-cell office:value-type="float" office:value="176926" calcext:value-type="float">
            <text:p>176926</text:p>
          </table:table-cell>
          <table:table-cell office:value-type="float" office:value="228444" calcext:value-type="float">
            <text:p>228444</text:p>
          </table:table-cell>
        </table:table-row>
        <table:table-row table:style-name="ro1">
          <table:table-cell office:value-type="float" office:value="173574" calcext:value-type="float">
            <text:p>173574</text:p>
          </table:table-cell>
          <table:table-cell office:value-type="float" office:value="167918" calcext:value-type="float">
            <text:p>167918</text:p>
          </table:table-cell>
        </table:table-row>
        <table:table-row table:style-name="ro1">
          <table:table-cell office:value-type="float" office:value="166070" calcext:value-type="float">
            <text:p>166070</text:p>
          </table:table-cell>
          <table:table-cell office:value-type="float" office:value="166223" calcext:value-type="float">
            <text:p>166223</text:p>
          </table:table-cell>
        </table:table-row>
        <table:table-row table:style-name="ro1">
          <table:table-cell office:value-type="float" office:value="150386" calcext:value-type="float">
            <text:p>150386</text:p>
          </table:table-cell>
          <table:table-cell office:value-type="float" office:value="164573" calcext:value-type="float">
            <text:p>164573</text:p>
          </table:table-cell>
        </table:table-row>
        <table:table-row table:style-name="ro1">
          <table:table-cell office:value-type="float" office:value="150226" calcext:value-type="float">
            <text:p>150226</text:p>
          </table:table-cell>
          <table:table-cell office:value-type="float" office:value="163839" calcext:value-type="float">
            <text:p>163839</text:p>
          </table:table-cell>
        </table:table-row>
        <table:table-row table:style-name="ro1">
          <table:table-cell office:value-type="float" office:value="167516" calcext:value-type="float">
            <text:p>167516</text:p>
          </table:table-cell>
          <table:table-cell office:value-type="float" office:value="166866" calcext:value-type="float">
            <text:p>166866</text:p>
          </table:table-cell>
        </table:table-row>
        <table:table-row table:style-name="ro1">
          <table:table-cell office:value-type="float" office:value="172942" calcext:value-type="float">
            <text:p>172942</text:p>
          </table:table-cell>
          <table:table-cell office:value-type="float" office:value="168753" calcext:value-type="float">
            <text:p>168753</text:p>
          </table:table-cell>
        </table:table-row>
        <table:table-row table:style-name="ro1">
          <table:table-cell office:value-type="float" office:value="155894" calcext:value-type="float">
            <text:p>155894</text:p>
          </table:table-cell>
          <table:table-cell office:value-type="float" office:value="167138" calcext:value-type="float">
            <text:p>167138</text:p>
          </table:table-cell>
        </table:table-row>
        <table:table-row table:style-name="ro1">
          <table:table-cell office:value-type="float" office:value="162713" calcext:value-type="float">
            <text:p>162713</text:p>
          </table:table-cell>
          <table:table-cell office:value-type="float" office:value="166159" calcext:value-type="float">
            <text:p>166159</text:p>
          </table:table-cell>
        </table:table-row>
        <table:table-row table:style-name="ro1">
          <table:table-cell office:value-type="float" office:value="178021" calcext:value-type="float">
            <text:p>178021</text:p>
          </table:table-cell>
          <table:table-cell office:value-type="float" office:value="165776" calcext:value-type="float">
            <text:p>165776</text:p>
          </table:table-cell>
        </table:table-row>
        <table:table-row table:style-name="ro1">
          <table:table-cell office:value-type="float" office:value="162932" calcext:value-type="float">
            <text:p>162932</text:p>
          </table:table-cell>
          <table:table-cell office:value-type="float" office:value="169342" calcext:value-type="float">
            <text:p>169342</text:p>
          </table:table-cell>
        </table:table-row>
        <table:table-row table:style-name="ro1">
          <table:table-cell office:value-type="float" office:value="170956" calcext:value-type="float">
            <text:p>170956</text:p>
          </table:table-cell>
          <table:table-cell office:value-type="float" office:value="168755" calcext:value-type="float">
            <text:p>168755</text:p>
          </table:table-cell>
        </table:table-row>
        <table:table-row table:style-name="ro1">
          <table:table-cell office:value-type="float" office:value="162503" calcext:value-type="float">
            <text:p>162503</text:p>
          </table:table-cell>
          <table:table-cell office:value-type="float" office:value="169742" calcext:value-type="float">
            <text:p>169742</text:p>
          </table:table-cell>
        </table:table-row>
        <table:table-row table:style-name="ro1">
          <table:table-cell office:value-type="float" office:value="166815" calcext:value-type="float">
            <text:p>166815</text:p>
          </table:table-cell>
          <table:table-cell office:value-type="float" office:value="165248" calcext:value-type="float">
            <text:p>165248</text:p>
          </table:table-cell>
        </table:table-row>
        <table:table-row table:style-name="ro1">
          <table:table-cell office:value-type="float" office:value="174708" calcext:value-type="float">
            <text:p>174708</text:p>
          </table:table-cell>
          <table:table-cell office:value-type="float" office:value="168383" calcext:value-type="float">
            <text:p>168383</text:p>
          </table:table-cell>
        </table:table-row>
        <table:table-row table:style-name="ro1">
          <table:table-cell office:value-type="float" office:value="165961" calcext:value-type="float">
            <text:p>165961</text:p>
          </table:table-cell>
          <table:table-cell office:value-type="float" office:value="167069" calcext:value-type="float">
            <text:p>167069</text:p>
          </table:table-cell>
        </table:table-row>
        <table:table-row table:style-name="ro1">
          <table:table-cell office:value-type="float" office:value="208004" calcext:value-type="float">
            <text:p>208004</text:p>
          </table:table-cell>
          <table:table-cell office:value-type="float" office:value="168288" calcext:value-type="float">
            <text:p>168288</text:p>
          </table:table-cell>
        </table:table-row>
        <table:table-row table:style-name="ro1">
          <table:table-cell office:value-type="float" office:value="154147" calcext:value-type="float">
            <text:p>154147</text:p>
          </table:table-cell>
          <table:table-cell office:value-type="float" office:value="168149" calcext:value-type="float">
            <text:p>168149</text:p>
          </table:table-cell>
        </table:table-row>
        <table:table-row table:style-name="ro1">
          <table:table-cell office:value-type="float" office:value="155119" calcext:value-type="float">
            <text:p>155119</text:p>
          </table:table-cell>
          <table:table-cell office:value-type="float" office:value="169305" calcext:value-type="float">
            <text:p>169305</text:p>
          </table:table-cell>
        </table:table-row>
        <table:table-row table:style-name="ro1">
          <table:table-cell office:value-type="float" office:value="149016" calcext:value-type="float">
            <text:p>149016</text:p>
          </table:table-cell>
          <table:table-cell office:value-type="float" office:value="170355" calcext:value-type="float">
            <text:p>170355</text:p>
          </table:table-cell>
        </table:table-row>
        <table:table-row table:style-name="ro1">
          <table:table-cell office:value-type="float" office:value="150676" calcext:value-type="float">
            <text:p>150676</text:p>
          </table:table-cell>
          <table:table-cell office:value-type="float" office:value="174015" calcext:value-type="float">
            <text:p>174015</text:p>
          </table:table-cell>
        </table:table-row>
        <table:table-row table:style-name="ro1">
          <table:table-cell office:value-type="float" office:value="163364" calcext:value-type="float">
            <text:p>163364</text:p>
          </table:table-cell>
          <table:table-cell office:value-type="float" office:value="174136" calcext:value-type="float">
            <text:p>174136</text:p>
          </table:table-cell>
        </table:table-row>
        <table:table-row table:style-name="ro1">
          <table:table-cell office:value-type="float" office:value="157573" calcext:value-type="float">
            <text:p>157573</text:p>
          </table:table-cell>
          <table:table-cell office:value-type="float" office:value="168568" calcext:value-type="float">
            <text:p>168568</text:p>
          </table:table-cell>
        </table:table-row>
        <table:table-row table:style-name="ro1">
          <table:table-cell office:value-type="float" office:value="158556" calcext:value-type="float">
            <text:p>158556</text:p>
          </table:table-cell>
          <table:table-cell office:value-type="float" office:value="153897" calcext:value-type="float">
            <text:p>153897</text:p>
          </table:table-cell>
        </table:table-row>
        <table:table-row table:style-name="ro1">
          <table:table-cell office:value-type="float" office:value="152699" calcext:value-type="float">
            <text:p>152699</text:p>
          </table:table-cell>
          <table:table-cell office:value-type="float" office:value="151249" calcext:value-type="float">
            <text:p>151249</text:p>
          </table:table-cell>
        </table:table-row>
        <table:table-row table:style-name="ro1">
          <table:table-cell office:value-type="float" office:value="153749" calcext:value-type="float">
            <text:p>153749</text:p>
          </table:table-cell>
          <table:table-cell office:value-type="float" office:value="152214" calcext:value-type="float">
            <text:p>152214</text:p>
          </table:table-cell>
        </table:table-row>
        <table:table-row table:style-name="ro1">
          <table:table-cell office:value-type="float" office:value="158050" calcext:value-type="float">
            <text:p>158050</text:p>
          </table:table-cell>
          <table:table-cell office:value-type="float" office:value="155593" calcext:value-type="float">
            <text:p>155593</text:p>
          </table:table-cell>
        </table:table-row>
        <table:table-row table:style-name="ro1">
          <table:table-cell office:value-type="float" office:value="160260" calcext:value-type="float">
            <text:p>160260</text:p>
          </table:table-cell>
          <table:table-cell office:value-type="float" office:value="157252" calcext:value-type="float">
            <text:p>157252</text:p>
          </table:table-cell>
        </table:table-row>
        <table:table-row table:style-name="ro1">
          <table:table-cell office:value-type="float" office:value="162698" calcext:value-type="float">
            <text:p>162698</text:p>
          </table:table-cell>
          <table:table-cell office:value-type="float" office:value="152560" calcext:value-type="float">
            <text:p>152560</text:p>
          </table:table-cell>
        </table:table-row>
        <table:table-row table:style-name="ro1">
          <table:table-cell office:value-type="float" office:value="159135" calcext:value-type="float">
            <text:p>159135</text:p>
          </table:table-cell>
          <table:table-cell office:value-type="float" office:value="152687" calcext:value-type="float">
            <text:p>152687</text:p>
          </table:table-cell>
        </table:table-row>
        <table:table-row table:style-name="ro1">
          <table:table-cell office:value-type="float" office:value="157237" calcext:value-type="float">
            <text:p>157237</text:p>
          </table:table-cell>
          <table:table-cell office:value-type="float" office:value="152540" calcext:value-type="float">
            <text:p>152540</text:p>
          </table:table-cell>
        </table:table-row>
        <table:table-row table:style-name="ro1">
          <table:table-cell office:value-type="float" office:value="161433" calcext:value-type="float">
            <text:p>161433</text:p>
          </table:table-cell>
          <table:table-cell office:value-type="float" office:value="150554" calcext:value-type="float">
            <text:p>150554</text:p>
          </table:table-cell>
        </table:table-row>
        <table:table-row table:style-name="ro1">
          <table:table-cell office:value-type="float" office:value="159934" calcext:value-type="float">
            <text:p>159934</text:p>
          </table:table-cell>
          <table:table-cell office:value-type="float" office:value="150671" calcext:value-type="float">
            <text:p>150671</text:p>
          </table:table-cell>
        </table:table-row>
        <table:table-row table:style-name="ro1">
          <table:table-cell office:value-type="float" office:value="158583" calcext:value-type="float">
            <text:p>158583</text:p>
          </table:table-cell>
          <table:table-cell office:value-type="float" office:value="148633" calcext:value-type="float">
            <text:p>148633</text:p>
          </table:table-cell>
        </table:table-row>
        <table:table-row table:style-name="ro1">
          <table:table-cell office:value-type="float" office:value="154978" calcext:value-type="float">
            <text:p>154978</text:p>
          </table:table-cell>
          <table:table-cell office:value-type="float" office:value="149407" calcext:value-type="float">
            <text:p>149407</text:p>
          </table:table-cell>
        </table:table-row>
        <table:table-row table:style-name="ro1">
          <table:table-cell office:value-type="float" office:value="153801" calcext:value-type="float">
            <text:p>153801</text:p>
          </table:table-cell>
          <table:table-cell office:value-type="float" office:value="149519" calcext:value-type="float">
            <text:p>149519</text:p>
          </table:table-cell>
        </table:table-row>
        <table:table-row table:style-name="ro1">
          <table:table-cell office:value-type="float" office:value="156410" calcext:value-type="float">
            <text:p>156410</text:p>
          </table:table-cell>
          <table:table-cell office:value-type="float" office:value="149745" calcext:value-type="float">
            <text:p>149745</text:p>
          </table:table-cell>
        </table:table-row>
        <table:table-row table:style-name="ro1">
          <table:table-cell office:value-type="float" office:value="152734" calcext:value-type="float">
            <text:p>152734</text:p>
          </table:table-cell>
          <table:table-cell office:value-type="float" office:value="149082" calcext:value-type="float">
            <text:p>149082</text:p>
          </table:table-cell>
        </table:table-row>
        <table:table-row table:style-name="ro1">
          <table:table-cell office:value-type="float" office:value="147108" calcext:value-type="float">
            <text:p>147108</text:p>
          </table:table-cell>
          <table:table-cell office:value-type="float" office:value="159108" calcext:value-type="float">
            <text:p>159108</text:p>
          </table:table-cell>
        </table:table-row>
        <table:table-row table:style-name="ro1">
          <table:table-cell office:value-type="float" office:value="150544" calcext:value-type="float">
            <text:p>150544</text:p>
          </table:table-cell>
          <table:table-cell office:value-type="float" office:value="157104" calcext:value-type="float">
            <text:p>157104</text:p>
          </table:table-cell>
        </table:table-row>
        <table:table-row table:style-name="ro1">
          <table:table-cell office:value-type="float" office:value="142230" calcext:value-type="float">
            <text:p>142230</text:p>
          </table:table-cell>
          <table:table-cell office:value-type="float" office:value="144074" calcext:value-type="float">
            <text:p>144074</text:p>
          </table:table-cell>
        </table:table-row>
        <table:table-row table:style-name="ro1">
          <table:table-cell office:value-type="float" office:value="132618" calcext:value-type="float">
            <text:p>132618</text:p>
          </table:table-cell>
          <table:table-cell office:value-type="float" office:value="145408" calcext:value-type="float">
            <text:p>145408</text:p>
          </table:table-cell>
        </table:table-row>
        <table:table-row table:style-name="ro1">
          <table:table-cell office:value-type="float" office:value="136682" calcext:value-type="float">
            <text:p>136682</text:p>
          </table:table-cell>
          <table:table-cell office:value-type="float" office:value="151509" calcext:value-type="float">
            <text:p>151509</text:p>
          </table:table-cell>
        </table:table-row>
        <table:table-row table:style-name="ro1">
          <table:table-cell office:value-type="float" office:value="131838" calcext:value-type="float">
            <text:p>131838</text:p>
          </table:table-cell>
          <table:table-cell office:value-type="float" office:value="153642" calcext:value-type="float">
            <text:p>153642</text:p>
          </table:table-cell>
        </table:table-row>
        <table:table-row table:style-name="ro1">
          <table:table-cell office:value-type="float" office:value="128722" calcext:value-type="float">
            <text:p>128722</text:p>
          </table:table-cell>
          <table:table-cell office:value-type="float" office:value="157626" calcext:value-type="float">
            <text:p>157626</text:p>
          </table:table-cell>
        </table:table-row>
        <table:table-row table:style-name="ro1">
          <table:table-cell office:value-type="float" office:value="126580" calcext:value-type="float">
            <text:p>126580</text:p>
          </table:table-cell>
          <table:table-cell office:value-type="float" office:value="151591" calcext:value-type="float">
            <text:p>151591</text:p>
          </table:table-cell>
        </table:table-row>
        <table:table-row table:style-name="ro1">
          <table:table-cell office:value-type="float" office:value="130974" calcext:value-type="float">
            <text:p>130974</text:p>
          </table:table-cell>
          <table:table-cell office:value-type="float" office:value="156116" calcext:value-type="float">
            <text:p>156116</text:p>
          </table:table-cell>
        </table:table-row>
        <table:table-row table:style-name="ro1">
          <table:table-cell office:value-type="float" office:value="129077" calcext:value-type="float">
            <text:p>129077</text:p>
          </table:table-cell>
          <table:table-cell office:value-type="float" office:value="151556" calcext:value-type="float">
            <text:p>151556</text:p>
          </table:table-cell>
        </table:table-row>
        <table:table-row table:style-name="ro1">
          <table:table-cell office:value-type="float" office:value="130489" calcext:value-type="float">
            <text:p>130489</text:p>
          </table:table-cell>
          <table:table-cell office:value-type="float" office:value="150950" calcext:value-type="float">
            <text:p>150950</text:p>
          </table:table-cell>
        </table:table-row>
        <table:table-row table:style-name="ro1">
          <table:table-cell office:value-type="float" office:value="131680" calcext:value-type="float">
            <text:p>131680</text:p>
          </table:table-cell>
          <table:table-cell office:value-type="float" office:value="147102" calcext:value-type="float">
            <text:p>147102</text:p>
          </table:table-cell>
        </table:table-row>
        <table:table-row table:style-name="ro1">
          <table:table-cell office:value-type="float" office:value="128349" calcext:value-type="float">
            <text:p>128349</text:p>
          </table:table-cell>
          <table:table-cell office:value-type="float" office:value="150072" calcext:value-type="float">
            <text:p>150072</text:p>
          </table:table-cell>
        </table:table-row>
        <table:table-row table:style-name="ro1">
          <table:table-cell office:value-type="float" office:value="131422" calcext:value-type="float">
            <text:p>131422</text:p>
          </table:table-cell>
          <table:table-cell office:value-type="float" office:value="148141" calcext:value-type="float">
            <text:p>148141</text:p>
          </table:table-cell>
        </table:table-row>
        <table:table-row table:style-name="ro1">
          <table:table-cell office:value-type="float" office:value="131329" calcext:value-type="float">
            <text:p>131329</text:p>
          </table:table-cell>
          <table:table-cell office:value-type="float" office:value="150662" calcext:value-type="float">
            <text:p>150662</text:p>
          </table:table-cell>
        </table:table-row>
        <table:table-row table:style-name="ro1">
          <table:table-cell office:value-type="float" office:value="144124" calcext:value-type="float">
            <text:p>144124</text:p>
          </table:table-cell>
          <table:table-cell office:value-type="float" office:value="149001" calcext:value-type="float">
            <text:p>149001</text:p>
          </table:table-cell>
        </table:table-row>
        <table:table-row table:style-name="ro1">
          <table:table-cell office:value-type="float" office:value="145846" calcext:value-type="float">
            <text:p>145846</text:p>
          </table:table-cell>
          <table:table-cell office:value-type="float" office:value="148446" calcext:value-type="float">
            <text:p>148446</text:p>
          </table:table-cell>
        </table:table-row>
        <table:table-row table:style-name="ro1">
          <table:table-cell office:value-type="float" office:value="140942" calcext:value-type="float">
            <text:p>140942</text:p>
          </table:table-cell>
          <table:table-cell office:value-type="float" office:value="150259" calcext:value-type="float">
            <text:p>150259</text:p>
          </table:table-cell>
        </table:table-row>
        <table:table-row table:style-name="ro1">
          <table:table-cell office:value-type="float" office:value="133412" calcext:value-type="float">
            <text:p>133412</text:p>
          </table:table-cell>
          <table:table-cell office:value-type="float" office:value="152345" calcext:value-type="float">
            <text:p>152345</text:p>
          </table:table-cell>
        </table:table-row>
        <table:table-row table:style-name="ro1">
          <table:table-cell office:value-type="float" office:value="131995" calcext:value-type="float">
            <text:p>131995</text:p>
          </table:table-cell>
          <table:table-cell office:value-type="float" office:value="159681" calcext:value-type="float">
            <text:p>159681</text:p>
          </table:table-cell>
        </table:table-row>
        <table:table-row table:style-name="ro1">
          <table:table-cell office:value-type="float" office:value="130645" calcext:value-type="float">
            <text:p>130645</text:p>
          </table:table-cell>
          <table:table-cell office:value-type="float" office:value="153467" calcext:value-type="float">
            <text:p>153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5:09:20.825413977</meta:creation-date>
    <dc:date>2018-05-08T15:16:44.828115704</dc:date>
    <meta:editing-duration>PT7M25S</meta:editing-duration>
    <meta:editing-cycles>1</meta:editing-cycles>
    <meta:generator>LibreOffice/5.1.6.2$Linux_X86_64 LibreOffice_project/10m0$Build-2</meta:generator>
    <meta:document-statistic meta:table-count="1" meta:cell-count="10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358cm" svg:height="8.994cm" xlink:href=".." xlink:type="simple" chart:class="chart:line" chart:style-name="ch1">
        <chart:legend chart:legend-position="end" svg:x="31.121cm" svg:y="4.198cm" style:legend-expansion="high" chart:style-name="ch2"/>
        <chart:plot-area chart:style-name="ch3" table:cell-range-address="Sheet1.A1:Sheet1.A500" svg:x="0.667cm" svg:y="0.179cm" svg:width="29.787cm" svg:height="8.636cm">
          <chartooo:coordinate-region svg:x="2.029cm" svg:y="0.3cm" svg:width="28.425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232">
                <text:p>147232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430">
                <text:p>1754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158">
                <text:p>122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915">
                <text:p>128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460">
                <text:p>1074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616">
                <text:p>124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703">
                <text:p>127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268">
                <text:p>111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161">
                <text:p>124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132">
                <text:p>128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160">
                <text:p>131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694">
                <text:p>107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642">
                <text:p>108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556">
                <text:p>111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176">
                <text:p>105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561">
                <text:p>117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606">
                <text:p>107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515">
                <text:p>125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071">
                <text:p>109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282">
                <text:p>118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858">
                <text:p>114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413">
                <text:p>121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618">
                <text:p>120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193">
                <text:p>157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769">
                <text:p>143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332">
                <text:p>141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029">
                <text:p>160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996">
                <text:p>153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236">
                <text:p>159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500">
                <text:p>163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350">
                <text:p>1483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044">
                <text:p>1450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9653">
                <text:p>149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1973">
                <text:p>161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143">
                <text:p>151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296">
                <text:p>142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2799">
                <text:p>1727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435">
                <text:p>154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0039">
                <text:p>170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0417">
                <text:p>1704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4713">
                <text:p>1847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9381">
                <text:p>179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7936">
                <text:p>1679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166">
                <text:p>165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28">
                <text:p>2004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182">
                <text:p>169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7235">
                <text:p>217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3630">
                <text:p>2036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207">
                <text:p>156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668">
                <text:p>1506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78">
                <text:p>148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394">
                <text:p>156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774">
                <text:p>1557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437">
                <text:p>148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850">
                <text:p>1468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40">
                <text:p>1414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524">
                <text:p>142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0615">
                <text:p>140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3277">
                <text:p>1432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299">
                <text:p>157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304">
                <text:p>147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9034">
                <text:p>1590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197">
                <text:p>167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8862">
                <text:p>1788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2449">
                <text:p>1824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5778">
                <text:p>1757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8513">
                <text:p>188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3584">
                <text:p>1735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7158">
                <text:p>187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470">
                <text:p>1524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350">
                <text:p>1573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1005">
                <text:p>181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560">
                <text:p>1605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412">
                <text:p>1574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618">
                <text:p>1576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6209">
                <text:p>1562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171">
                <text:p>1571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739">
                <text:p>160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886">
                <text:p>154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302">
                <text:p>1473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539">
                <text:p>1545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3259">
                <text:p>1532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4476">
                <text:p>1444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2485">
                <text:p>1424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4107">
                <text:p>154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5180">
                <text:p>145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5503">
                <text:p>1455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2217">
                <text:p>142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922">
                <text:p>1399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6965">
                <text:p>1369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398">
                <text:p>142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192">
                <text:p>1461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2101">
                <text:p>1421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34">
                <text:p>149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657">
                <text:p>158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2152">
                <text:p>152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687">
                <text:p>1486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846">
                <text:p>147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5453">
                <text:p>1454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5443">
                <text:p>1454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9828">
                <text:p>1398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7384">
                <text:p>137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9357">
                <text:p>1393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3402">
                <text:p>1434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0721">
                <text:p>1407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2488">
                <text:p>1424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8232">
                <text:p>1382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6492">
                <text:p>146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841">
                <text:p>1488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8650">
                <text:p>1486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72">
                <text:p>147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6396">
                <text:p>1463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5145">
                <text:p>145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554">
                <text:p>1495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2005">
                <text:p>142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3070">
                <text:p>1630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456">
                <text:p>147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5079">
                <text:p>1450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5711">
                <text:p>1457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1019">
                <text:p>1410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1797">
                <text:p>1417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0469">
                <text:p>1504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0015">
                <text:p>160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739">
                <text:p>1617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3085">
                <text:p>1430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492">
                <text:p>1454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018">
                <text:p>1420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402">
                <text:p>1544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1669">
                <text:p>1616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307">
                <text:p>1543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198">
                <text:p>1571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203">
                <text:p>1452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4893">
                <text:p>1548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8474">
                <text:p>178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359">
                <text:p>1663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1386">
                <text:p>1713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9855">
                <text:p>1798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6155">
                <text:p>1661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7697">
                <text:p>1776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595">
                <text:p>1445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590">
                <text:p>1425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148">
                <text:p>1501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263">
                <text:p>147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639">
                <text:p>1446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6099">
                <text:p>1860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755">
                <text:p>1507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269">
                <text:p>1542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4335">
                <text:p>1543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9402">
                <text:p>1694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9752">
                <text:p>1697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3365">
                <text:p>1633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402">
                <text:p>1574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300">
                <text:p>1533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3481">
                <text:p>1434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5559">
                <text:p>1855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707">
                <text:p>1697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738">
                <text:p>1797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466">
                <text:p>1664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9270">
                <text:p>1692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2136">
                <text:p>1721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5930">
                <text:p>1859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957">
                <text:p>1639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2216">
                <text:p>152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2225">
                <text:p>152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1732">
                <text:p>1517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5747">
                <text:p>1457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8334">
                <text:p>1783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2138">
                <text:p>1521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2835">
                <text:p>1528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7302">
                <text:p>1573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7892">
                <text:p>1678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8771">
                <text:p>1487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9269">
                <text:p>1492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9975">
                <text:p>1499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0985">
                <text:p>1509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2777">
                <text:p>1527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3469">
                <text:p>1534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1067">
                <text:p>1410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9457">
                <text:p>1394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0305">
                <text:p>1503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1306">
                <text:p>1413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6858">
                <text:p>1468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3787">
                <text:p>1537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4297">
                <text:p>1442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0506">
                <text:p>140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5394">
                <text:p>1453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1322">
                <text:p>1413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2049">
                <text:p>1420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8150">
                <text:p>1381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1189">
                <text:p>1411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5923">
                <text:p>1459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5889">
                <text:p>1458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2805">
                <text:p>1428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0282">
                <text:p>1402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376">
                <text:p>1473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092">
                <text:p>1460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2355">
                <text:p>1423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2136">
                <text:p>1421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0865">
                <text:p>1408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9277">
                <text:p>1392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5076">
                <text:p>1550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1629">
                <text:p>1516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155">
                <text:p>1471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9011">
                <text:p>1490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8022">
                <text:p>1480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4768">
                <text:p>1447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451">
                <text:p>1474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0111">
                <text:p>1501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8173">
                <text:p>1481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6660">
                <text:p>1466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4873">
                <text:p>1448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192">
                <text:p>1471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819">
                <text:p>1478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1044">
                <text:p>1410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9629">
                <text:p>1496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5498">
                <text:p>1454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8576">
                <text:p>1485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777">
                <text:p>1467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3855">
                <text:p>1438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9772">
                <text:p>1397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0092">
                <text:p>1400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8563">
                <text:p>1385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0932">
                <text:p>1409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8840">
                <text:p>1388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1591">
                <text:p>1415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3577">
                <text:p>1435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2813">
                <text:p>1428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1145">
                <text:p>1511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3643">
                <text:p>1636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2942">
                <text:p>1529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9983">
                <text:p>1399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7433">
                <text:p>1374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8885">
                <text:p>1388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3613">
                <text:p>1436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9951">
                <text:p>1399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2999">
                <text:p>1429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8527">
                <text:p>1485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4622">
                <text:p>1446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1056">
                <text:p>1410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2891">
                <text:p>1428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469">
                <text:p>1464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5316">
                <text:p>1453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0797">
                <text:p>1407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129">
                <text:p>1471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4699">
                <text:p>1446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6144">
                <text:p>1461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109">
                <text:p>1471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0021">
                <text:p>1500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2061">
                <text:p>1520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081">
                <text:p>1490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9522">
                <text:p>1495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5216">
                <text:p>1452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0545">
                <text:p>1505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3391">
                <text:p>1533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2498">
                <text:p>1524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1930">
                <text:p>1519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8206">
                <text:p>1482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574">
                <text:p>1415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6099">
                <text:p>1460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9468">
                <text:p>1494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7353">
                <text:p>1473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9757">
                <text:p>1497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9841">
                <text:p>1498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071">
                <text:p>1460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0073">
                <text:p>1500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2634">
                <text:p>1526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0325">
                <text:p>1503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9534">
                <text:p>1495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9804">
                <text:p>1498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4956">
                <text:p>144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788">
                <text:p>1557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360">
                <text:p>15036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777">
                <text:p>1507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638">
                <text:p>1466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410">
                <text:p>1654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2769">
                <text:p>1427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1820">
                <text:p>1418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0515">
                <text:p>1405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895">
                <text:p>1468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3194">
                <text:p>1431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2800">
                <text:p>1428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8311">
                <text:p>1483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6624">
                <text:p>1566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1385">
                <text:p>1613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1064">
                <text:p>1510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2836">
                <text:p>1628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7711">
                <text:p>1577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5625">
                <text:p>155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1958">
                <text:p>1619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538">
                <text:p>1655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7412">
                <text:p>1674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7165">
                <text:p>1571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9653">
                <text:p>1596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3503">
                <text:p>1535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1456">
                <text:p>1514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1908">
                <text:p>1519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0398">
                <text:p>1503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711">
                <text:p>1497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0739">
                <text:p>1607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4773">
                <text:p>1547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8938">
                <text:p>1489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586">
                <text:p>1515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0409">
                <text:p>1504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9584">
                <text:p>1595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3557">
                <text:p>1535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696">
                <text:p>1536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2767">
                <text:p>1527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3394">
                <text:p>1433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7079">
                <text:p>1370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4080">
                <text:p>1440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4849">
                <text:p>1448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3007">
                <text:p>1430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1705">
                <text:p>1417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4615">
                <text:p>1446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3555">
                <text:p>1435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3575">
                <text:p>1435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5494">
                <text:p>1454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3661">
                <text:p>1436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3956">
                <text:p>1439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0863">
                <text:p>1408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4274">
                <text:p>1442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8209">
                <text:p>1382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9279">
                <text:p>1392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3435">
                <text:p>1434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5023">
                <text:p>1450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1763">
                <text:p>1517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616">
                <text:p>1466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9173">
                <text:p>1391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0555">
                <text:p>1405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1229">
                <text:p>1412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7538">
                <text:p>1375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4650">
                <text:p>1646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5983">
                <text:p>1459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6027">
                <text:p>1560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2221">
                <text:p>1722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2849">
                <text:p>1828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0769">
                <text:p>1607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372">
                <text:p>1573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7704">
                <text:p>1677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3334">
                <text:p>1733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9963">
                <text:p>159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8278">
                <text:p>1682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696">
                <text:p>1626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5545">
                <text:p>1555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0935">
                <text:p>1609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9367">
                <text:p>1693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7750">
                <text:p>1577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0056">
                <text:p>1600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3905">
                <text:p>1539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6591">
                <text:p>1565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1942">
                <text:p>1519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4364">
                <text:p>1543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5350">
                <text:p>15535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7162">
                <text:p>1571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3263">
                <text:p>1532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5615">
                <text:p>1556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6612">
                <text:p>1466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4772">
                <text:p>1447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1861">
                <text:p>1418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8078">
                <text:p>1480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818">
                <text:p>1448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2175">
                <text:p>1421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1052">
                <text:p>1410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4780">
                <text:p>1447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2796">
                <text:p>1427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7511">
                <text:p>1475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0959">
                <text:p>1409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795">
                <text:p>1407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2909">
                <text:p>1429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0002">
                <text:p>1600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4735">
                <text:p>1447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2146">
                <text:p>1421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3587">
                <text:p>1435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6736">
                <text:p>1467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4569">
                <text:p>1545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2627">
                <text:p>1426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3927">
                <text:p>1439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5274">
                <text:p>1452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5813">
                <text:p>1458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0219">
                <text:p>1402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3007">
                <text:p>1430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5360">
                <text:p>14536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417">
                <text:p>1484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9199">
                <text:p>1491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6004">
                <text:p>1560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9972">
                <text:p>1599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9661">
                <text:p>1496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3847">
                <text:p>1538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5444">
                <text:p>155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3826">
                <text:p>1638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5790">
                <text:p>15579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0836">
                <text:p>1508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2878">
                <text:p>1528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408">
                <text:p>1554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2456">
                <text:p>1524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3607">
                <text:p>1636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0934">
                <text:p>1709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0394">
                <text:p>1803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3624">
                <text:p>1636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8116">
                <text:p>1681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6671">
                <text:p>1566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1653">
                <text:p>1516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7264">
                <text:p>1572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6069">
                <text:p>1560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5689">
                <text:p>1556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5750">
                <text:p>2457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8662">
                <text:p>2686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6527">
                <text:p>2665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3918">
                <text:p>2639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6701">
                <text:p>2667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7819">
                <text:p>2778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6792">
                <text:p>2567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4950">
                <text:p>2749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4552">
                <text:p>2445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5924">
                <text:p>2459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2232">
                <text:p>2522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4821">
                <text:p>2548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9830">
                <text:p>2598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2659">
                <text:p>2526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5373">
                <text:p>2353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4911">
                <text:p>1749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7399">
                <text:p>1773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6960">
                <text:p>1669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0825">
                <text:p>1708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6212">
                <text:p>1662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3540">
                <text:p>16354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5569">
                <text:p>1655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3251">
                <text:p>1632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9950">
                <text:p>1799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3585">
                <text:p>1735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3539">
                <text:p>1635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1123">
                <text:p>1711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7850">
                <text:p>17785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0977">
                <text:p>1809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9317">
                <text:p>1693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1442">
                <text:p>1714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2556">
                <text:p>1725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1930">
                <text:p>17193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3448">
                <text:p>1734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8288">
                <text:p>1882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6926">
                <text:p>1769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3574">
                <text:p>1735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6070">
                <text:p>16607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0386">
                <text:p>1503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0226">
                <text:p>1502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7516">
                <text:p>1675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2942">
                <text:p>1729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5894">
                <text:p>1558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2713">
                <text:p>1627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8021">
                <text:p>1780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2932">
                <text:p>1629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0956">
                <text:p>1709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2503">
                <text:p>1625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6815">
                <text:p>1668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4708">
                <text:p>1747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5961">
                <text:p>1659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8004">
                <text:p>2080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147">
                <text:p>1541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5119">
                <text:p>1551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016">
                <text:p>1490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676">
                <text:p>1506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3364">
                <text:p>1633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7573">
                <text:p>1575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8556">
                <text:p>1585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2699">
                <text:p>1526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3749">
                <text:p>1537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8050">
                <text:p>15805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0260">
                <text:p>1602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2698">
                <text:p>1626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9135">
                <text:p>1591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7237">
                <text:p>1572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1433">
                <text:p>1614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9934">
                <text:p>1599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8583">
                <text:p>1585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4978">
                <text:p>1549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3801">
                <text:p>1538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6410">
                <text:p>15641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2734">
                <text:p>1527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7108">
                <text:p>1471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0544">
                <text:p>1505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2230">
                <text:p>14223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2618">
                <text:p>1326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6682">
                <text:p>1366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1838">
                <text:p>1318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8722">
                <text:p>1287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6580">
                <text:p>1265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0974">
                <text:p>1309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9077">
                <text:p>1290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0489">
                <text:p>1304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1680">
                <text:p>1316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8349">
                <text:p>1283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1422">
                <text:p>1314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1329">
                <text:p>1313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4124">
                <text:p>1441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5846">
                <text:p>1458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0942">
                <text:p>1409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3412">
                <text:p>1334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1995">
                <text:p>1319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0645">
                <text:p>130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85cm" svg:height="8.994cm" xlink:href=".." xlink:type="simple" chart:class="chart:line" chart:style-name="ch1">
        <chart:legend chart:legend-position="end" svg:x="31.022cm" svg:y="4.198cm" style:legend-expansion="high" chart:style-name="ch2"/>
        <chart:plot-area chart:style-name="ch3" table:cell-range-address="Sheet1.B1:Sheet1.B500" svg:x="0.665cm" svg:y="0.179cm" svg:width="29.692cm" svg:height="8.636cm">
          <chartooo:coordinate-region svg:x="2.027cm" svg:y="0.3cm" svg:width="28.33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170">
                <text:p>146170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184">
                <text:p>169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558">
                <text:p>151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452">
                <text:p>131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335">
                <text:p>138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373">
                <text:p>142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159">
                <text:p>127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433">
                <text:p>143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199">
                <text:p>116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395">
                <text:p>107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904">
                <text:p>102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384">
                <text:p>143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497">
                <text:p>126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431">
                <text:p>112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493">
                <text:p>105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588">
                <text:p>123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297">
                <text:p>133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233">
                <text:p>121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529">
                <text:p>98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234">
                <text:p>127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69">
                <text:p>110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031">
                <text:p>113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033">
                <text:p>1640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410">
                <text:p>1484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211">
                <text:p>149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254">
                <text:p>1402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435">
                <text:p>139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452">
                <text:p>1414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382">
                <text:p>147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795">
                <text:p>141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1161">
                <text:p>141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2849">
                <text:p>1428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5791">
                <text:p>1457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904">
                <text:p>142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175">
                <text:p>151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326">
                <text:p>1473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704">
                <text:p>144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522">
                <text:p>138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3112">
                <text:p>143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2227">
                <text:p>1422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5412">
                <text:p>145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3425">
                <text:p>153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813">
                <text:p>147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1320">
                <text:p>1413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3449">
                <text:p>143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3282">
                <text:p>14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5651">
                <text:p>145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6070">
                <text:p>1560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1116">
                <text:p>1511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1452">
                <text:p>161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578">
                <text:p>154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797">
                <text:p>145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890">
                <text:p>1428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720">
                <text:p>1467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2134">
                <text:p>1521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3966">
                <text:p>1439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3128">
                <text:p>143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2739">
                <text:p>142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2238">
                <text:p>142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627">
                <text:p>1426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2830">
                <text:p>142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420">
                <text:p>1494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626">
                <text:p>1446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198">
                <text:p>153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069">
                <text:p>1420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224">
                <text:p>1472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9752">
                <text:p>139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3823">
                <text:p>143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1461">
                <text:p>1414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1806">
                <text:p>1418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3686">
                <text:p>1436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509">
                <text:p>1425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930">
                <text:p>1479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096">
                <text:p>140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9171">
                <text:p>1391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268">
                <text:p>144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632">
                <text:p>140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9418">
                <text:p>1394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8961">
                <text:p>1389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0539">
                <text:p>1405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1401">
                <text:p>141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3383">
                <text:p>1433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488">
                <text:p>140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190">
                <text:p>1411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521">
                <text:p>136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707">
                <text:p>137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6725">
                <text:p>1367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463">
                <text:p>1394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670">
                <text:p>1376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879">
                <text:p>1378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837">
                <text:p>1378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9307">
                <text:p>1393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0935">
                <text:p>1409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5145">
                <text:p>145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853">
                <text:p>1428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207">
                <text:p>1462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082">
                <text:p>142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561">
                <text:p>1455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495">
                <text:p>144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3263">
                <text:p>143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8778">
                <text:p>1487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2988">
                <text:p>1429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4786">
                <text:p>1447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3732">
                <text:p>1437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2786">
                <text:p>1427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3568">
                <text:p>1435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2819">
                <text:p>1428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5859">
                <text:p>1458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2584">
                <text:p>142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3006">
                <text:p>1430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2493">
                <text:p>142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8489">
                <text:p>1584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830">
                <text:p>1418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854">
                <text:p>146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102">
                <text:p>1401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5559">
                <text:p>1455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2263">
                <text:p>1422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3381">
                <text:p>1433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1526">
                <text:p>1415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195">
                <text:p>1441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142">
                <text:p>1441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720">
                <text:p>1467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3149">
                <text:p>1431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916">
                <text:p>1449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489">
                <text:p>1464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601">
                <text:p>1476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438">
                <text:p>1434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309">
                <text:p>143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3233">
                <text:p>1432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032">
                <text:p>1390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8019">
                <text:p>1380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998">
                <text:p>1379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7196">
                <text:p>1371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955">
                <text:p>1399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3930">
                <text:p>1439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038">
                <text:p>1400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5320">
                <text:p>1453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977">
                <text:p>1399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554">
                <text:p>1405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419">
                <text:p>1424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505">
                <text:p>1415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297">
                <text:p>1412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826">
                <text:p>1408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276">
                <text:p>1432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595">
                <text:p>1445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634">
                <text:p>1456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6483">
                <text:p>1564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284">
                <text:p>1532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204">
                <text:p>1502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274">
                <text:p>1482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461">
                <text:p>1464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266">
                <text:p>149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1966">
                <text:p>1419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891">
                <text:p>1388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7111">
                <text:p>1371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9232">
                <text:p>1392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2344">
                <text:p>1423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0510">
                <text:p>1405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5769">
                <text:p>1457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9789">
                <text:p>1397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6975">
                <text:p>1369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9646">
                <text:p>1396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5508">
                <text:p>1355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699">
                <text:p>1406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247">
                <text:p>1482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456">
                <text:p>1414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4851">
                <text:p>1448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1302">
                <text:p>1413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3856">
                <text:p>1438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9953">
                <text:p>1399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2429">
                <text:p>1424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3738">
                <text:p>1437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8524">
                <text:p>1385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8499">
                <text:p>138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4402">
                <text:p>1444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8834">
                <text:p>1388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9991">
                <text:p>139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3506">
                <text:p>1435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0341">
                <text:p>1403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1741">
                <text:p>1417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1461">
                <text:p>1414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2567">
                <text:p>1425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0232">
                <text:p>1402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0909">
                <text:p>1409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9692">
                <text:p>1396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7650">
                <text:p>13765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0691">
                <text:p>140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086">
                <text:p>1400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2187">
                <text:p>142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8764">
                <text:p>1487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426">
                <text:p>1404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2705">
                <text:p>1427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5826">
                <text:p>1458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3081">
                <text:p>1430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5293">
                <text:p>1452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821">
                <text:p>1548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4282">
                <text:p>1442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2468">
                <text:p>1424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1797">
                <text:p>1417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4749">
                <text:p>1447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420">
                <text:p>1474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0690">
                <text:p>1406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0255">
                <text:p>1502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2124">
                <text:p>1421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9800">
                <text:p>1398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1787">
                <text:p>1417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1852">
                <text:p>1418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862">
                <text:p>1468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1399">
                <text:p>1413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8057">
                <text:p>1480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2436">
                <text:p>1424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2548">
                <text:p>1425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1809">
                <text:p>1418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0590">
                <text:p>1405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674">
                <text:p>1426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3580">
                <text:p>1435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1637">
                <text:p>1416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1287">
                <text:p>1412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740">
                <text:p>1417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9060">
                <text:p>13906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214">
                <text:p>1402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2460">
                <text:p>1424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9525">
                <text:p>1395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4687">
                <text:p>1446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8459">
                <text:p>1384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0772">
                <text:p>1407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1859">
                <text:p>1418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8079">
                <text:p>1380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8637">
                <text:p>1386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1084">
                <text:p>1410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4364">
                <text:p>1443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971">
                <text:p>1409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276">
                <text:p>1402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9768">
                <text:p>1397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0048">
                <text:p>1700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0324">
                <text:p>1503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1595">
                <text:p>1415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7965">
                <text:p>1379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1914">
                <text:p>1419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2165">
                <text:p>1421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8221">
                <text:p>1382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0364">
                <text:p>1403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5433">
                <text:p>1454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3632">
                <text:p>1436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2192">
                <text:p>1421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9574">
                <text:p>1395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691">
                <text:p>1406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3783">
                <text:p>1437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590">
                <text:p>1505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6987">
                <text:p>1469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9213">
                <text:p>1392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0336">
                <text:p>1403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1421">
                <text:p>1414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1130">
                <text:p>14113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2075">
                <text:p>1420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089">
                <text:p>1490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8219">
                <text:p>1382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8932">
                <text:p>1389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2580">
                <text:p>1425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2043">
                <text:p>1420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8603">
                <text:p>1386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2474">
                <text:p>1424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414">
                <text:p>1464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0016">
                <text:p>1400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620">
                <text:p>1406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1303">
                <text:p>1413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1327">
                <text:p>1413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5367">
                <text:p>1453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1608">
                <text:p>1416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9868">
                <text:p>1398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906">
                <text:p>1369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7185">
                <text:p>1371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2532">
                <text:p>1425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801">
                <text:p>1378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5463">
                <text:p>1454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7777">
                <text:p>1377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2235">
                <text:p>1422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1162">
                <text:p>1411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258">
                <text:p>1392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9962">
                <text:p>1399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785">
                <text:p>1417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0180">
                <text:p>1401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141">
                <text:p>1411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8737">
                <text:p>1387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9644">
                <text:p>1396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9059">
                <text:p>1490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979">
                <text:p>1399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0957">
                <text:p>1409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0932">
                <text:p>1409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1583">
                <text:p>1415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8499">
                <text:p>1384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8309">
                <text:p>1383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8585">
                <text:p>1385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8540">
                <text:p>13854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7290">
                <text:p>13729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9046">
                <text:p>1390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1327">
                <text:p>1413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6701">
                <text:p>1467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6264">
                <text:p>1562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6875">
                <text:p>156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946">
                <text:p>1509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551">
                <text:p>1525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6389">
                <text:p>1563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7056">
                <text:p>1570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4098">
                <text:p>1540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6132">
                <text:p>1561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334">
                <text:p>1533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1471">
                <text:p>1514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8669">
                <text:p>1486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7380">
                <text:p>1473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8221">
                <text:p>1482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0656">
                <text:p>1506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9833">
                <text:p>1498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8457">
                <text:p>1484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2065">
                <text:p>1520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2432">
                <text:p>1524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6119">
                <text:p>1561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8270">
                <text:p>14827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8384">
                <text:p>1483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0385">
                <text:p>1503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9444">
                <text:p>1594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1251">
                <text:p>1512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0475">
                <text:p>1504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5449">
                <text:p>1454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0879">
                <text:p>1408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0401">
                <text:p>1404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0044">
                <text:p>1400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3477">
                <text:p>1434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9376">
                <text:p>1393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0194">
                <text:p>1401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5431">
                <text:p>1454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3444">
                <text:p>1434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1909">
                <text:p>1419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8581">
                <text:p>1385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2545">
                <text:p>1425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4121">
                <text:p>1441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0570">
                <text:p>1405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9269">
                <text:p>1392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7888">
                <text:p>1478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6018">
                <text:p>1460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9974">
                <text:p>1499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628">
                <text:p>1386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0470">
                <text:p>1404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3679">
                <text:p>1436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0704">
                <text:p>1407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9722">
                <text:p>1497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111">
                <text:p>1431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7936">
                <text:p>1479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2249">
                <text:p>1422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5090">
                <text:p>15509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2741">
                <text:p>1527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2060">
                <text:p>1520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3607">
                <text:p>1536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2590">
                <text:p>15259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1403">
                <text:p>1514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9161">
                <text:p>1591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8465">
                <text:p>1484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7310">
                <text:p>1473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7788">
                <text:p>1477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6985">
                <text:p>1469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7000">
                <text:p>147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7874">
                <text:p>1478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0735">
                <text:p>1507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7257">
                <text:p>1472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9119">
                <text:p>1491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2559">
                <text:p>1525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984">
                <text:p>1529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6037">
                <text:p>1560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3531">
                <text:p>1535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1220">
                <text:p>15122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7281">
                <text:p>1572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1015">
                <text:p>1510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3671">
                <text:p>1536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0015">
                <text:p>1500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6181">
                <text:p>1461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2945">
                <text:p>1429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1659">
                <text:p>1416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3167">
                <text:p>1431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7031">
                <text:p>1470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2801">
                <text:p>1428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641">
                <text:p>1416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2428">
                <text:p>1424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4620">
                <text:p>14462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8738">
                <text:p>1387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2738">
                <text:p>1427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5190">
                <text:p>1451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2231">
                <text:p>1422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0622">
                <text:p>1406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5678">
                <text:p>1456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5928">
                <text:p>1459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0492">
                <text:p>1404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6280">
                <text:p>1362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9575">
                <text:p>1395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3216">
                <text:p>1432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7811">
                <text:p>1378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9678">
                <text:p>1396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9091">
                <text:p>1390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0141">
                <text:p>1401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1449">
                <text:p>1414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3164">
                <text:p>1431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7156">
                <text:p>1471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0066">
                <text:p>1500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9884">
                <text:p>1498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2689">
                <text:p>1526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1065">
                <text:p>1510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6866">
                <text:p>1568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2436">
                <text:p>1524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9332">
                <text:p>1493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1566">
                <text:p>1515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3664">
                <text:p>1536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0584">
                <text:p>1505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0212">
                <text:p>1502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136">
                <text:p>1491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8078">
                <text:p>1480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1816">
                <text:p>1518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0302">
                <text:p>1503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7286">
                <text:p>1572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2623">
                <text:p>1526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2703">
                <text:p>1527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6350">
                <text:p>1463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7435">
                <text:p>1474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1759">
                <text:p>1517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2418">
                <text:p>1524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6276">
                <text:p>1562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0831">
                <text:p>1508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24049">
                <text:p>2240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4996">
                <text:p>2449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7393">
                <text:p>2373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4865">
                <text:p>2448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1380">
                <text:p>2613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3501">
                <text:p>2435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5458">
                <text:p>2454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9807">
                <text:p>2598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5502">
                <text:p>2555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4888">
                <text:p>2448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6521">
                <text:p>2465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9277">
                <text:p>2592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0837">
                <text:p>2408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8436">
                <text:p>2384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7164">
                <text:p>2371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8444">
                <text:p>2284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7918">
                <text:p>1679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6223">
                <text:p>1662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4573">
                <text:p>1645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3839">
                <text:p>1638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6866">
                <text:p>1668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8753">
                <text:p>1687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7138">
                <text:p>1671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6159">
                <text:p>1661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5776">
                <text:p>1657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9342">
                <text:p>1693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8755">
                <text:p>1687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9742">
                <text:p>1697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5248">
                <text:p>1652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8383">
                <text:p>1683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7069">
                <text:p>1670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8288">
                <text:p>1682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8149">
                <text:p>1681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9305">
                <text:p>1693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0355">
                <text:p>1703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4015">
                <text:p>1740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4136">
                <text:p>1741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8568">
                <text:p>1685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3897">
                <text:p>1538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1249">
                <text:p>1512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2214">
                <text:p>1522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5593">
                <text:p>1555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7252">
                <text:p>1572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2560">
                <text:p>15256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2687">
                <text:p>1526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2540">
                <text:p>1525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0554">
                <text:p>1505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0671">
                <text:p>1506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8633">
                <text:p>1486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9407">
                <text:p>1494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9519">
                <text:p>1495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745">
                <text:p>1497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9082">
                <text:p>1490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9108">
                <text:p>1591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7104">
                <text:p>1571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4074">
                <text:p>1440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5408">
                <text:p>1454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1509">
                <text:p>1515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3642">
                <text:p>1536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7626">
                <text:p>1576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1591">
                <text:p>1515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6116">
                <text:p>1561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1556">
                <text:p>1515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0950">
                <text:p>15095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7102">
                <text:p>1471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0072">
                <text:p>1500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8141">
                <text:p>1481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0662">
                <text:p>1506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9001">
                <text:p>1490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8446">
                <text:p>1484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0259">
                <text:p>1502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2345">
                <text:p>1523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9681">
                <text:p>1596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3467">
                <text:p>153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